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9.6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5.2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3mm" svg:height="90.05mm" svg:x="295.59mm" svg:y="22.84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0.64" calcext:value-type="float">
            <text:p>0.64</text:p>
          </table:table-cell>
          <table:table-cell office:value-type="float" office:value="4.844156" calcext:value-type="float">
            <text:p>4.8441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1.141172E-024" calcext:value-type="float">
            <text:p>1.141172E-2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.480519" calcext:value-type="float">
            <text:p>8.480519</text:p>
          </table:table-cell>
          <table:table-cell office:value-type="float" office:value="1.110223E-016" calcext:value-type="float">
            <text:p>1.110223E-16</text:p>
          </table:table-cell>
          <table:table-cell office:value-type="float" office:value="0.0000000000005341283" calcext:value-type="float">
            <text:p>5.341283E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5.195346" calcext:value-type="float">
            <text:p>5.195346</text:p>
          </table:table-cell>
          <table:table-cell office:value-type="float" office:value="35.51877" calcext:value-type="float">
            <text:p>35.51877</text:p>
          </table:table-cell>
          <table:table-cell office:value-type="float" office:value="0.1980532" calcext:value-type="float">
            <text:p>0.1980532</text:p>
          </table:table-cell>
          <table:table-cell office:value-type="float" office:value="8.093053" calcext:value-type="float">
            <text:p>8.093053</text:p>
          </table:table-cell>
          <table:table-cell office:value-type="float" office:value="0.6250168" calcext:value-type="float">
            <text:p>0.6250168</text:p>
          </table:table-cell>
          <table:table-cell office:value-type="float" office:value="0.9529903" calcext:value-type="float">
            <text:p>0.9529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16807" calcext:value-type="float">
            <text:p>0.03516807</text:p>
          </table:table-cell>
          <table:table-cell table:number-columns-repeated="22"/>
        </table:table-row>
        <table:table-row table:style-name="ro1">
          <table:table-cell office:value-type="float" office:value="6.601721" calcext:value-type="float">
            <text:p>6.601721</text:p>
          </table:table-cell>
          <table:table-cell office:value-type="float" office:value="33.53705" calcext:value-type="float">
            <text:p>33.53705</text:p>
          </table:table-cell>
          <table:table-cell office:value-type="float" office:value="0.3244753" calcext:value-type="float">
            <text:p>0.3244753</text:p>
          </table:table-cell>
          <table:table-cell office:value-type="float" office:value="7.317061" calcext:value-type="float">
            <text:p>7.317061</text:p>
          </table:table-cell>
          <table:table-cell office:value-type="float" office:value="0.9762312" calcext:value-type="float">
            <text:p>0.9762312</text:p>
          </table:table-cell>
          <table:table-cell office:value-type="float" office:value="0.8351065" calcext:value-type="float">
            <text:p>0.835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74242" calcext:value-type="float">
            <text:p>0.03374242</text:p>
          </table:table-cell>
          <table:table-cell table:number-columns-repeated="22"/>
        </table:table-row>
        <table:table-row table:style-name="ro1">
          <table:table-cell office:value-type="float" office:value="106.2868" calcext:value-type="float">
            <text:p>106.2868</text:p>
          </table:table-cell>
          <table:table-cell office:value-type="float" office:value="4.653456" calcext:value-type="float">
            <text:p>4.653456</text:p>
          </table:table-cell>
          <table:table-cell office:value-type="float" office:value="0.6139137" calcext:value-type="float">
            <text:p>0.6139137</text:p>
          </table:table-cell>
          <table:table-cell office:value-type="float" office:value="5.558396" calcext:value-type="float">
            <text:p>5.558396</text:p>
          </table:table-cell>
          <table:table-cell office:value-type="float" office:value="4.191955" calcext:value-type="float">
            <text:p>4.191955</text:p>
          </table:table-cell>
          <table:table-cell office:value-type="float" office:value="2.99987" calcext:value-type="float">
            <text:p>2.99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56957" calcext:value-type="float">
            <text:p>0.02956957</text:p>
          </table:table-cell>
          <table:table-cell table:number-columns-repeated="22"/>
        </table:table-row>
        <table:table-row table:style-name="ro1">
          <table:table-cell office:value-type="float" office:value="53.87278" calcext:value-type="float">
            <text:p>53.87278</text:p>
          </table:table-cell>
          <table:table-cell office:value-type="float" office:value="11.65411" calcext:value-type="float">
            <text:p>11.65411</text:p>
          </table:table-cell>
          <table:table-cell office:value-type="float" office:value="0.4377557" calcext:value-type="float">
            <text:p>0.4377557</text:p>
          </table:table-cell>
          <table:table-cell office:value-type="float" office:value="7.292215" calcext:value-type="float">
            <text:p>7.292215</text:p>
          </table:table-cell>
          <table:table-cell office:value-type="float" office:value="2.441209" calcext:value-type="float">
            <text:p>2.441209</text:p>
          </table:table-cell>
          <table:table-cell office:value-type="float" office:value="2.7402" calcext:value-type="float">
            <text:p>2.7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4319" calcext:value-type="float">
            <text:p>0.0284319</text:p>
          </table:table-cell>
          <table:table-cell table:number-columns-repeated="22"/>
        </table:table-row>
        <table:table-row table:style-name="ro1">
          <table:table-cell office:value-type="float" office:value="0.6153615" calcext:value-type="float">
            <text:p>0.6153615</text:p>
          </table:table-cell>
          <table:table-cell office:value-type="float" office:value="44.76321" calcext:value-type="float">
            <text:p>44.76321</text:p>
          </table:table-cell>
          <table:table-cell office:value-type="float" office:value="0.07551216" calcext:value-type="float">
            <text:p>0.07551216</text:p>
          </table:table-cell>
          <table:table-cell office:value-type="float" office:value="8.337221" calcext:value-type="float">
            <text:p>8.337221</text:p>
          </table:table-cell>
          <table:table-cell office:value-type="float" office:value="0.2041644" calcext:value-type="float">
            <text:p>0.2041644</text:p>
          </table:table-cell>
          <table:table-cell office:value-type="float" office:value="0.3348989" calcext:value-type="float">
            <text:p>0.3348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94762" calcext:value-type="float">
            <text:p>0.02794762</text:p>
          </table:table-cell>
          <table:table-cell table:number-columns-repeated="22"/>
        </table:table-row>
        <table:table-row table:style-name="ro1">
          <table:table-cell office:value-type="float" office:value="68.08322" calcext:value-type="float">
            <text:p>68.08322</text:p>
          </table:table-cell>
          <table:table-cell office:value-type="float" office:value="8.699765" calcext:value-type="float">
            <text:p>8.699765</text:p>
          </table:table-cell>
          <table:table-cell office:value-type="float" office:value="0.4520181" calcext:value-type="float">
            <text:p>0.4520181</text:p>
          </table:table-cell>
          <table:table-cell office:value-type="float" office:value="7.143722" calcext:value-type="float">
            <text:p>7.143722</text:p>
          </table:table-cell>
          <table:table-cell office:value-type="float" office:value="2.832126" calcext:value-type="float">
            <text:p>2.832126</text:p>
          </table:table-cell>
          <table:table-cell office:value-type="float" office:value="2.999978" calcext:value-type="float">
            <text:p>2.999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82798" calcext:value-type="float">
            <text:p>0.02782798</text:p>
          </table:table-cell>
          <table:table-cell table:number-columns-repeated="22"/>
        </table:table-row>
        <table:table-row table:style-name="ro1">
          <table:table-cell office:value-type="float" office:value="1.047629" calcext:value-type="float">
            <text:p>1.047629</text:p>
          </table:table-cell>
          <table:table-cell office:value-type="float" office:value="43.267" calcext:value-type="float">
            <text:p>43.267</text:p>
          </table:table-cell>
          <table:table-cell office:value-type="float" office:value="0.09225862" calcext:value-type="float">
            <text:p>0.09225862</text:p>
          </table:table-cell>
          <table:table-cell office:value-type="float" office:value="8.32577" calcext:value-type="float">
            <text:p>8.32577</text:p>
          </table:table-cell>
          <table:table-cell office:value-type="float" office:value="0.2568373" calcext:value-type="float">
            <text:p>0.2568373</text:p>
          </table:table-cell>
          <table:table-cell office:value-type="float" office:value="0.4426532" calcext:value-type="float">
            <text:p>0.4426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53988" calcext:value-type="float">
            <text:p>0.02753988</text:p>
          </table:table-cell>
          <table:table-cell table:number-columns-repeated="22"/>
        </table:table-row>
        <table:table-row table:style-name="ro1">
          <table:table-cell office:value-type="float" office:value="4.697255" calcext:value-type="float">
            <text:p>4.697255</text:p>
          </table:table-cell>
          <table:table-cell office:value-type="float" office:value="36.12836" calcext:value-type="float">
            <text:p>36.12836</text:p>
          </table:table-cell>
          <table:table-cell office:value-type="float" office:value="0.1956989" calcext:value-type="float">
            <text:p>0.1956989</text:p>
          </table:table-cell>
          <table:table-cell office:value-type="float" office:value="8.072073" calcext:value-type="float">
            <text:p>8.072073</text:p>
          </table:table-cell>
          <table:table-cell office:value-type="float" office:value="0.6066786" calcext:value-type="float">
            <text:p>0.6066786</text:p>
          </table:table-cell>
          <table:table-cell office:value-type="float" office:value="0.897917" calcext:value-type="float">
            <text:p>0.897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58028" calcext:value-type="float">
            <text:p>0.02658028</text:p>
          </table:table-cell>
          <table:table-cell table:number-columns-repeated="22"/>
        </table:table-row>
        <table:table-row table:style-name="ro1">
          <table:table-cell office:value-type="float" office:value="44.28452" calcext:value-type="float">
            <text:p>44.28452</text:p>
          </table:table-cell>
          <table:table-cell office:value-type="float" office:value="14.04203" calcext:value-type="float">
            <text:p>14.04203</text:p>
          </table:table-cell>
          <table:table-cell office:value-type="float" office:value="0.4661762" calcext:value-type="float">
            <text:p>0.4661762</text:p>
          </table:table-cell>
          <table:table-cell office:value-type="float" office:value="7.089924" calcext:value-type="float">
            <text:p>7.089924</text:p>
          </table:table-cell>
          <table:table-cell office:value-type="float" office:value="2.272554" calcext:value-type="float">
            <text:p>2.272554</text:p>
          </table:table-cell>
          <table:table-cell office:value-type="float" office:value="2.430356" calcext:value-type="float">
            <text:p>2.430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28156" calcext:value-type="float">
            <text:p>0.02528156</text:p>
          </table:table-cell>
          <table:table-cell table:number-columns-repeated="22"/>
        </table:table-row>
        <table:table-row table:style-name="ro1">
          <table:table-cell office:value-type="float" office:value="64.56693" calcext:value-type="float">
            <text:p>64.56693</text:p>
          </table:table-cell>
          <table:table-cell office:value-type="float" office:value="9.335298" calcext:value-type="float">
            <text:p>9.335298</text:p>
          </table:table-cell>
          <table:table-cell office:value-type="float" office:value="0.467002" calcext:value-type="float">
            <text:p>0.467002</text:p>
          </table:table-cell>
          <table:table-cell office:value-type="float" office:value="7.055671" calcext:value-type="float">
            <text:p>7.055671</text:p>
          </table:table-cell>
          <table:table-cell office:value-type="float" office:value="2.781678" calcext:value-type="float">
            <text:p>2.781678</text:p>
          </table:table-cell>
          <table:table-cell office:value-type="float" office:value="2.898965" calcext:value-type="float">
            <text:p>2.898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10673" calcext:value-type="float">
            <text:p>0.02510673</text:p>
          </table:table-cell>
          <table:table-cell table:number-columns-repeated="22"/>
        </table:table-row>
        <table:table-row table:style-name="ro1">
          <table:table-cell office:value-type="float" office:value="2.693887" calcext:value-type="float">
            <text:p>2.693887</text:p>
          </table:table-cell>
          <table:table-cell office:value-type="float" office:value="39.32898" calcext:value-type="float">
            <text:p>39.32898</text:p>
          </table:table-cell>
          <table:table-cell office:value-type="float" office:value="0.2489282" calcext:value-type="float">
            <text:p>0.2489282</text:p>
          </table:table-cell>
          <table:table-cell office:value-type="float" office:value="7.48149" calcext:value-type="float">
            <text:p>7.48149</text:p>
          </table:table-cell>
          <table:table-cell office:value-type="float" office:value="0.6896677" calcext:value-type="float">
            <text:p>0.6896677</text:p>
          </table:table-cell>
          <table:table-cell office:value-type="float" office:value="0.4447811" calcext:value-type="float">
            <text:p>0.4447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88968" calcext:value-type="float">
            <text:p>0.02488968</text:p>
          </table:table-cell>
          <table:table-cell table:number-columns-repeated="22"/>
        </table:table-row>
        <table:table-row table:style-name="ro1">
          <table:table-cell office:value-type="float" office:value="7.912066" calcext:value-type="float">
            <text:p>7.912066</text:p>
          </table:table-cell>
          <table:table-cell office:value-type="float" office:value="32.2601" calcext:value-type="float">
            <text:p>32.2601</text:p>
          </table:table-cell>
          <table:table-cell office:value-type="float" office:value="0.3674187" calcext:value-type="float">
            <text:p>0.3674187</text:p>
          </table:table-cell>
          <table:table-cell office:value-type="float" office:value="7.084299" calcext:value-type="float">
            <text:p>7.084299</text:p>
          </table:table-cell>
          <table:table-cell office:value-type="float" office:value="1.116348" calcext:value-type="float">
            <text:p>1.116348</text:p>
          </table:table-cell>
          <table:table-cell office:value-type="float" office:value="0.855443" calcext:value-type="float">
            <text:p>0.855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68608" calcext:value-type="float">
            <text:p>0.02468608</text:p>
          </table:table-cell>
          <table:table-cell table:number-columns-repeated="22"/>
        </table:table-row>
        <table:table-row table:style-name="ro1">
          <table:table-cell office:value-type="float" office:value="51.68148" calcext:value-type="float">
            <text:p>51.68148</text:p>
          </table:table-cell>
          <table:table-cell office:value-type="float" office:value="12.13837" calcext:value-type="float">
            <text:p>12.13837</text:p>
          </table:table-cell>
          <table:table-cell office:value-type="float" office:value="0.5447055" calcext:value-type="float">
            <text:p>0.5447055</text:p>
          </table:table-cell>
          <table:table-cell office:value-type="float" office:value="6.53324" calcext:value-type="float">
            <text:p>6.53324</text:p>
          </table:table-cell>
          <table:table-cell office:value-type="float" office:value="2.653801" calcext:value-type="float">
            <text:p>2.653801</text:p>
          </table:table-cell>
          <table:table-cell office:value-type="float" office:value="2.424399" calcext:value-type="float">
            <text:p>2.424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44574" calcext:value-type="float">
            <text:p>0.02444574</text:p>
          </table:table-cell>
          <table:table-cell table:number-columns-repeated="22"/>
        </table:table-row>
        <table:table-row table:style-name="ro1">
          <table:table-cell office:value-type="float" office:value="3.631481" calcext:value-type="float">
            <text:p>3.631481</text:p>
          </table:table-cell>
          <table:table-cell office:value-type="float" office:value="37.4352" calcext:value-type="float">
            <text:p>37.4352</text:p>
          </table:table-cell>
          <table:table-cell office:value-type="float" office:value="0.2281941" calcext:value-type="float">
            <text:p>0.2281941</text:p>
          </table:table-cell>
          <table:table-cell office:value-type="float" office:value="7.758894" calcext:value-type="float">
            <text:p>7.758894</text:p>
          </table:table-cell>
          <table:table-cell office:value-type="float" office:value="0.6612722" calcext:value-type="float">
            <text:p>0.6612722</text:p>
          </table:table-cell>
          <table:table-cell office:value-type="float" office:value="0.685995" calcext:value-type="float">
            <text:p>0.685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32272" calcext:value-type="float">
            <text:p>0.02432272</text:p>
          </table:table-cell>
          <table:table-cell table:number-columns-repeated="22"/>
        </table:table-row>
        <table:table-row table:style-name="ro1">
          <table:table-cell office:value-type="float" office:value="39.83029" calcext:value-type="float">
            <text:p>39.83029</text:p>
          </table:table-cell>
          <table:table-cell office:value-type="float" office:value="15.38093" calcext:value-type="float">
            <text:p>15.38093</text:p>
          </table:table-cell>
          <table:table-cell office:value-type="float" office:value="0.4511016" calcext:value-type="float">
            <text:p>0.4511016</text:p>
          </table:table-cell>
          <table:table-cell office:value-type="float" office:value="7.180041" calcext:value-type="float">
            <text:p>7.180041</text:p>
          </table:table-cell>
          <table:table-cell office:value-type="float" office:value="2.123511" calcext:value-type="float">
            <text:p>2.123511</text:p>
          </table:table-cell>
          <table:table-cell office:value-type="float" office:value="2.334153" calcext:value-type="float">
            <text:p>2.334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22479" calcext:value-type="float">
            <text:p>0.02422479</text:p>
          </table:table-cell>
          <table:table-cell table:number-columns-repeated="22"/>
        </table:table-row>
        <table:table-row table:style-name="ro1">
          <table:table-cell office:value-type="float" office:value="3.354592" calcext:value-type="float">
            <text:p>3.354592</text:p>
          </table:table-cell>
          <table:table-cell office:value-type="float" office:value="37.91191" calcext:value-type="float">
            <text:p>37.91191</text:p>
          </table:table-cell>
          <table:table-cell office:value-type="float" office:value="0.2091255" calcext:value-type="float">
            <text:p>0.2091255</text:p>
          </table:table-cell>
          <table:table-cell office:value-type="float" office:value="7.863346" calcext:value-type="float">
            <text:p>7.863346</text:p>
          </table:table-cell>
          <table:table-cell office:value-type="float" office:value="0.6066786" calcext:value-type="float">
            <text:p>0.6066786</text:p>
          </table:table-cell>
          <table:table-cell office:value-type="float" office:value="0.685995" calcext:value-type="float">
            <text:p>0.685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03167" calcext:value-type="float">
            <text:p>0.02403167</text:p>
          </table:table-cell>
          <table:table-cell table:number-columns-repeated="22"/>
        </table:table-row>
        <table:table-row table:style-name="ro1">
          <table:table-cell office:value-type="float" office:value="46.28003" calcext:value-type="float">
            <text:p>46.28003</text:p>
          </table:table-cell>
          <table:table-cell office:value-type="float" office:value="13.46611" calcext:value-type="float">
            <text:p>13.46611</text:p>
          </table:table-cell>
          <table:table-cell office:value-type="float" office:value="0.5018632" calcext:value-type="float">
            <text:p>0.5018632</text:p>
          </table:table-cell>
          <table:table-cell office:value-type="float" office:value="6.84102" calcext:value-type="float">
            <text:p>6.84102</text:p>
          </table:table-cell>
          <table:table-cell office:value-type="float" office:value="2.411659" calcext:value-type="float">
            <text:p>2.411659</text:p>
          </table:table-cell>
          <table:table-cell office:value-type="float" office:value="2.398731" calcext:value-type="float">
            <text:p>2.398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4427" calcext:value-type="float">
            <text:p>0.0234427</text:p>
          </table:table-cell>
          <table:table-cell table:number-columns-repeated="22"/>
        </table:table-row>
        <table:table-row table:style-name="ro1">
          <table:table-cell office:value-type="float" office:value="60.18676" calcext:value-type="float">
            <text:p>60.18676</text:p>
          </table:table-cell>
          <table:table-cell office:value-type="float" office:value="10.21423" calcext:value-type="float">
            <text:p>10.21423</text:p>
          </table:table-cell>
          <table:table-cell office:value-type="float" office:value="0.4616789" calcext:value-type="float">
            <text:p>0.4616789</text:p>
          </table:table-cell>
          <table:table-cell office:value-type="float" office:value="7.110533" calcext:value-type="float">
            <text:p>7.110533</text:p>
          </table:table-cell>
          <table:table-cell office:value-type="float" office:value="2.658866" calcext:value-type="float">
            <text:p>2.658866</text:p>
          </table:table-cell>
          <table:table-cell office:value-type="float" office:value="2.82438" calcext:value-type="float">
            <text:p>2.82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93666" calcext:value-type="float">
            <text:p>0.02293666</text:p>
          </table:table-cell>
          <table:table-cell table:number-columns-repeated="22"/>
        </table:table-row>
        <table:table-row table:style-name="ro1">
          <table:table-cell office:value-type="float" office:value="134.1566" calcext:value-type="float">
            <text:p>134.1566</text:p>
          </table:table-cell>
          <table:table-cell office:value-type="float" office:value="4.002206" calcext:value-type="float">
            <text:p>4.002206</text:p>
          </table:table-cell>
          <table:table-cell office:value-type="float" office:value="0.6399181" calcext:value-type="float">
            <text:p>0.6399181</text:p>
          </table:table-cell>
          <table:table-cell office:value-type="float" office:value="4.88048" calcext:value-type="float">
            <text:p>4.88048</text:p>
          </table:table-cell>
          <table:table-cell office:value-type="float" office:value="4.95371" calcext:value-type="float">
            <text:p>4.95371</text:p>
          </table:table-cell>
          <table:table-cell office:value-type="float" office:value="2.999984" calcext:value-type="float">
            <text:p>2.9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5695" calcext:value-type="float">
            <text:p>0.0215695</text:p>
          </table:table-cell>
          <table:table-cell table:number-columns-repeated="22"/>
        </table:table-row>
        <table:table-row table:style-name="ro1">
          <table:table-cell office:value-type="float" office:value="94.00503" calcext:value-type="float">
            <text:p>94.00503</text:p>
          </table:table-cell>
          <table:table-cell office:value-type="float" office:value="5.457413" calcext:value-type="float">
            <text:p>5.457413</text:p>
          </table:table-cell>
          <table:table-cell office:value-type="float" office:value="0.5885009" calcext:value-type="float">
            <text:p>0.5885009</text:p>
          </table:table-cell>
          <table:table-cell office:value-type="float" office:value="5.916526" calcext:value-type="float">
            <text:p>5.916526</text:p>
          </table:table-cell>
          <table:table-cell office:value-type="float" office:value="3.821378" calcext:value-type="float">
            <text:p>3.821378</text:p>
          </table:table-cell>
          <table:table-cell office:value-type="float" office:value="2.983007" calcext:value-type="float">
            <text:p>2.983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46106" calcext:value-type="float">
            <text:p>0.02146106</text:p>
          </table:table-cell>
          <table:table-cell table:number-columns-repeated="22"/>
        </table:table-row>
        <table:table-row table:style-name="ro1">
          <table:table-cell office:value-type="float" office:value="130.1972" calcext:value-type="float">
            <text:p>130.1972</text:p>
          </table:table-cell>
          <table:table-cell office:value-type="float" office:value="4.021679" calcext:value-type="float">
            <text:p>4.021679</text:p>
          </table:table-cell>
          <table:table-cell office:value-type="float" office:value="0.6391328" calcext:value-type="float">
            <text:p>0.6391328</text:p>
          </table:table-cell>
          <table:table-cell office:value-type="float" office:value="4.961702" calcext:value-type="float">
            <text:p>4.961702</text:p>
          </table:table-cell>
          <table:table-cell office:value-type="float" office:value="4.852762" calcext:value-type="float">
            <text:p>4.8527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09992" calcext:value-type="float">
            <text:p>0.02109992</text:p>
          </table:table-cell>
          <table:table-cell table:number-columns-repeated="22"/>
        </table:table-row>
        <table:table-row table:style-name="ro1">
          <table:table-cell office:value-type="float" office:value="20.29304" calcext:value-type="float">
            <text:p>20.29304</text:p>
          </table:table-cell>
          <table:table-cell office:value-type="float" office:value="23.30111" calcext:value-type="float">
            <text:p>23.30111</text:p>
          </table:table-cell>
          <table:table-cell office:value-type="float" office:value="0.4780429" calcext:value-type="float">
            <text:p>0.4780429</text:p>
          </table:table-cell>
          <table:table-cell office:value-type="float" office:value="6.751042" calcext:value-type="float">
            <text:p>6.751042</text:p>
          </table:table-cell>
          <table:table-cell office:value-type="float" office:value="1.702433" calcext:value-type="float">
            <text:p>1.702433</text:p>
          </table:table-cell>
          <table:table-cell office:value-type="float" office:value="1.474782" calcext:value-type="float">
            <text:p>1.474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06822" calcext:value-type="float">
            <text:p>0.02106822</text:p>
          </table:table-cell>
          <table:table-cell table:number-columns-repeated="22"/>
        </table:table-row>
        <table:table-row table:style-name="ro1">
          <table:table-cell office:value-type="float" office:value="102.9679" calcext:value-type="float">
            <text:p>102.9679</text:p>
          </table:table-cell>
          <table:table-cell office:value-type="float" office:value="4.830915" calcext:value-type="float">
            <text:p>4.830915</text:p>
          </table:table-cell>
          <table:table-cell office:value-type="float" office:value="0.607646" calcext:value-type="float">
            <text:p>0.607646</text:p>
          </table:table-cell>
          <table:table-cell office:value-type="float" office:value="5.653992" calcext:value-type="float">
            <text:p>5.653992</text:p>
          </table:table-cell>
          <table:table-cell office:value-type="float" office:value="4.093312" calcext:value-type="float">
            <text:p>4.093312</text:p>
          </table:table-cell>
          <table:table-cell office:value-type="float" office:value="2.997793" calcext:value-type="float">
            <text:p>2.9977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05452" calcext:value-type="float">
            <text:p>0.02105452</text:p>
          </table:table-cell>
          <table:table-cell table:number-columns-repeated="22"/>
        </table:table-row>
        <table:table-row table:style-name="ro1">
          <table:table-cell office:value-type="float" office:value="22.31829" calcext:value-type="float">
            <text:p>22.31829</text:p>
          </table:table-cell>
          <table:table-cell office:value-type="float" office:value="22.34234" calcext:value-type="float">
            <text:p>22.34234</text:p>
          </table:table-cell>
          <table:table-cell office:value-type="float" office:value="0.508497" calcext:value-type="float">
            <text:p>0.508497</text:p>
          </table:table-cell>
          <table:table-cell office:value-type="float" office:value="6.568769" calcext:value-type="float">
            <text:p>6.568769</text:p>
          </table:table-cell>
          <table:table-cell office:value-type="float" office:value="1.8292" calcext:value-type="float">
            <text:p>1.8292</text:p>
          </table:table-cell>
          <table:table-cell office:value-type="float" office:value="1.494523" calcext:value-type="float">
            <text:p>1.494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7567" calcext:value-type="float">
            <text:p>0.01997567</text:p>
          </table:table-cell>
          <table:table-cell table:number-columns-repeated="22"/>
        </table:table-row>
        <table:table-row table:style-name="ro1">
          <table:table-cell office:value-type="float" office:value="80.82803" calcext:value-type="float">
            <text:p>80.82803</text:p>
          </table:table-cell>
          <table:table-cell office:value-type="float" office:value="6.75417" calcext:value-type="float">
            <text:p>6.75417</text:p>
          </table:table-cell>
          <table:table-cell office:value-type="float" office:value="0.5385942" calcext:value-type="float">
            <text:p>0.5385942</text:p>
          </table:table-cell>
          <table:table-cell office:value-type="float" office:value="6.428651" calcext:value-type="float">
            <text:p>6.428651</text:p>
          </table:table-cell>
          <table:table-cell office:value-type="float" office:value="3.367186" calcext:value-type="float">
            <text:p>3.367186</text:p>
          </table:table-cell>
          <table:table-cell office:value-type="float" office:value="2.978098" calcext:value-type="float">
            <text:p>2.978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776" calcext:value-type="float">
            <text:p>0.019776</text:p>
          </table:table-cell>
          <table:table-cell table:number-columns-repeated="22"/>
        </table:table-row>
        <table:table-row table:style-name="ro1">
          <table:table-cell office:value-type="float" office:value="0.01961879" calcext:value-type="float">
            <text:p>0.01961879</text:p>
          </table:table-cell>
          <table:table-cell office:value-type="float" office:value="49.04258" calcext:value-type="float">
            <text:p>49.04258</text:p>
          </table:table-cell>
          <table:table-cell office:value-type="float" office:value="0.0143651" calcext:value-type="float">
            <text:p>0.0143651</text:p>
          </table:table-cell>
          <table:table-cell office:value-type="float" office:value="8.452133" calcext:value-type="float">
            <text:p>8.452133</text:p>
          </table:table-cell>
          <table:table-cell office:value-type="float" office:value="0.03640323" calcext:value-type="float">
            <text:p>0.03640323</text:p>
          </table:table-cell>
          <table:table-cell office:value-type="float" office:value="0.05982894" calcext:value-type="float">
            <text:p>0.059828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5653" calcext:value-type="float">
            <text:p>0.0195653</text:p>
          </table:table-cell>
          <table:table-cell table:number-columns-repeated="22"/>
        </table:table-row>
        <table:table-row table:style-name="ro1">
          <table:table-cell office:value-type="float" office:value="18.73939" calcext:value-type="float">
            <text:p>18.73939</text:p>
          </table:table-cell>
          <table:table-cell office:value-type="float" office:value="24.09813" calcext:value-type="float">
            <text:p>24.09813</text:p>
          </table:table-cell>
          <table:table-cell office:value-type="float" office:value="0.4481939" calcext:value-type="float">
            <text:p>0.4481939</text:p>
          </table:table-cell>
          <table:table-cell office:value-type="float" office:value="6.932408" calcext:value-type="float">
            <text:p>6.932408</text:p>
          </table:table-cell>
          <table:table-cell office:value-type="float" office:value="1.58897" calcext:value-type="float">
            <text:p>1.58897</text:p>
          </table:table-cell>
          <table:table-cell office:value-type="float" office:value="1.469702" calcext:value-type="float">
            <text:p>1.469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8705" calcext:value-type="float">
            <text:p>0.0188705</text:p>
          </table:table-cell>
          <table:table-cell table:number-columns-repeated="22"/>
        </table:table-row>
        <table:table-row table:style-name="ro1">
          <table:table-cell office:value-type="float" office:value="49.87641" calcext:value-type="float">
            <text:p>49.87641</text:p>
          </table:table-cell>
          <table:table-cell office:value-type="float" office:value="12.55141" calcext:value-type="float">
            <text:p>12.55141</text:p>
          </table:table-cell>
          <table:table-cell office:value-type="float" office:value="0.5281841" calcext:value-type="float">
            <text:p>0.5281841</text:p>
          </table:table-cell>
          <table:table-cell office:value-type="float" office:value="6.65423" calcext:value-type="float">
            <text:p>6.65423</text:p>
          </table:table-cell>
          <table:table-cell office:value-type="float" office:value="2.56737" calcext:value-type="float">
            <text:p>2.56737</text:p>
          </table:table-cell>
          <table:table-cell office:value-type="float" office:value="2.424399" calcext:value-type="float">
            <text:p>2.424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01402" calcext:value-type="float">
            <text:p>0.01801402</text:p>
          </table:table-cell>
          <table:table-cell table:number-columns-repeated="22"/>
        </table:table-row>
        <table:table-row table:style-name="ro1">
          <table:table-cell office:value-type="float" office:value="110.2059" calcext:value-type="float">
            <text:p>110.2059</text:p>
          </table:table-cell>
          <table:table-cell office:value-type="float" office:value="4.558682" calcext:value-type="float">
            <text:p>4.558682</text:p>
          </table:table-cell>
          <table:table-cell office:value-type="float" office:value="0.6278689" calcext:value-type="float">
            <text:p>0.6278689</text:p>
          </table:table-cell>
          <table:table-cell office:value-type="float" office:value="5.389755" calcext:value-type="float">
            <text:p>5.389755</text:p>
          </table:table-cell>
          <table:table-cell office:value-type="float" office:value="4.32482" calcext:value-type="float">
            <text:p>4.32482</text:p>
          </table:table-cell>
          <table:table-cell office:value-type="float" office:value="2.97446" calcext:value-type="float">
            <text:p>2.974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2359" calcext:value-type="float">
            <text:p>0.01792359</text:p>
          </table:table-cell>
          <table:table-cell table:number-columns-repeated="22"/>
        </table:table-row>
        <table:table-row table:style-name="ro1">
          <table:table-cell office:value-type="float" office:value="21.47333" calcext:value-type="float">
            <text:p>21.47333</text:p>
          </table:table-cell>
          <table:table-cell office:value-type="float" office:value="23.08457" calcext:value-type="float">
            <text:p>23.08457</text:p>
          </table:table-cell>
          <table:table-cell office:value-type="float" office:value="0.5430588" calcext:value-type="float">
            <text:p>0.5430588</text:p>
          </table:table-cell>
          <table:table-cell office:value-type="float" office:value="6.280522" calcext:value-type="float">
            <text:p>6.280522</text:p>
          </table:table-cell>
          <table:table-cell office:value-type="float" office:value="1.89448" calcext:value-type="float">
            <text:p>1.89448</text:p>
          </table:table-cell>
          <table:table-cell office:value-type="float" office:value="1.333896" calcext:value-type="float">
            <text:p>1.333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86712" calcext:value-type="float">
            <text:p>0.01786712</text:p>
          </table:table-cell>
          <table:table-cell table:number-columns-repeated="22"/>
        </table:table-row>
        <table:table-row table:style-name="ro1">
          <table:table-cell office:value-type="float" office:value="84.6838" calcext:value-type="float">
            <text:p>84.6838</text:p>
          </table:table-cell>
          <table:table-cell office:value-type="float" office:value="6.297938" calcext:value-type="float">
            <text:p>6.297938</text:p>
          </table:table-cell>
          <table:table-cell office:value-type="float" office:value="0.5519776" calcext:value-type="float">
            <text:p>0.5519776</text:p>
          </table:table-cell>
          <table:table-cell office:value-type="float" office:value="6.293494" calcext:value-type="float">
            <text:p>6.293494</text:p>
          </table:table-cell>
          <table:table-cell office:value-type="float" office:value="3.497039" calcext:value-type="float">
            <text:p>3.497039</text:p>
          </table:table-cell>
          <table:table-cell office:value-type="float" office:value="2.990262" calcext:value-type="float">
            <text:p>2.990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73046" calcext:value-type="float">
            <text:p>0.01773046</text:p>
          </table:table-cell>
          <table:table-cell table:number-columns-repeated="22"/>
        </table:table-row>
        <table:table-row table:style-name="ro1">
          <table:table-cell office:value-type="float" office:value="23.38869" calcext:value-type="float">
            <text:p>23.38869</text:p>
          </table:table-cell>
          <table:table-cell office:value-type="float" office:value="21.86549" calcext:value-type="float">
            <text:p>21.86549</text:p>
          </table:table-cell>
          <table:table-cell office:value-type="float" office:value="0.5223759" calcext:value-type="float">
            <text:p>0.5223759</text:p>
          </table:table-cell>
          <table:table-cell office:value-type="float" office:value="6.485939" calcext:value-type="float">
            <text:p>6.485939</text:p>
          </table:table-cell>
          <table:table-cell office:value-type="float" office:value="1.890657" calcext:value-type="float">
            <text:p>1.890657</text:p>
          </table:table-cell>
          <table:table-cell office:value-type="float" office:value="1.507511" calcext:value-type="float">
            <text:p>1.50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5024" calcext:value-type="float">
            <text:p>0.01735024</text:p>
          </table:table-cell>
          <table:table-cell table:number-columns-repeated="22"/>
        </table:table-row>
        <table:table-row table:style-name="ro1">
          <table:table-cell office:value-type="float" office:value="112.192" calcext:value-type="float">
            <text:p>112.192</text:p>
          </table:table-cell>
          <table:table-cell office:value-type="float" office:value="4.404036" calcext:value-type="float">
            <text:p>4.404036</text:p>
          </table:table-cell>
          <table:table-cell office:value-type="float" office:value="0.6238452" calcext:value-type="float">
            <text:p>0.6238452</text:p>
          </table:table-cell>
          <table:table-cell office:value-type="float" office:value="5.391855" calcext:value-type="float">
            <text:p>5.391855</text:p>
          </table:table-cell>
          <table:table-cell office:value-type="float" office:value="4.364414" calcext:value-type="float">
            <text:p>4.364414</text:p>
          </table:table-cell>
          <table:table-cell office:value-type="float" office:value="2.999983" calcext:value-type="float">
            <text:p>2.9999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5961" calcext:value-type="float">
            <text:p>0.01725961</text:p>
          </table:table-cell>
          <table:table-cell table:number-columns-repeated="22"/>
        </table:table-row>
        <table:table-row table:style-name="ro1">
          <table:table-cell office:value-type="float" office:value="56.19871" calcext:value-type="float">
            <text:p>56.19871</text:p>
          </table:table-cell>
          <table:table-cell office:value-type="float" office:value="11.05052" calcext:value-type="float">
            <text:p>11.05052</text:p>
          </table:table-cell>
          <table:table-cell office:value-type="float" office:value="0.5182459" calcext:value-type="float">
            <text:p>0.5182459</text:p>
          </table:table-cell>
          <table:table-cell office:value-type="float" office:value="6.719007" calcext:value-type="float">
            <text:p>6.719007</text:p>
          </table:table-cell>
          <table:table-cell office:value-type="float" office:value="2.700582" calcext:value-type="float">
            <text:p>2.700582</text:p>
          </table:table-cell>
          <table:table-cell office:value-type="float" office:value="2.599333" calcext:value-type="float">
            <text:p>2.599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4899" calcext:value-type="float">
            <text:p>0.01714899</text:p>
          </table:table-cell>
          <table:table-cell table:number-columns-repeated="22"/>
        </table:table-row>
        <table:table-row table:style-name="ro1">
          <table:table-cell office:value-type="float" office:value="41.6456" calcext:value-type="float">
            <text:p>41.6456</text:p>
          </table:table-cell>
          <table:table-cell office:value-type="float" office:value="14.77948" calcext:value-type="float">
            <text:p>14.77948</text:p>
          </table:table-cell>
          <table:table-cell office:value-type="float" office:value="0.4979511" calcext:value-type="float">
            <text:p>0.4979511</text:p>
          </table:table-cell>
          <table:table-cell office:value-type="float" office:value="6.856904" calcext:value-type="float">
            <text:p>6.856904</text:p>
          </table:table-cell>
          <table:table-cell office:value-type="float" office:value="2.286018" calcext:value-type="float">
            <text:p>2.286018</text:p>
          </table:table-cell>
          <table:table-cell office:value-type="float" office:value="2.277174" calcext:value-type="float">
            <text:p>2.277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4446" calcext:value-type="float">
            <text:p>0.01714446</text:p>
          </table:table-cell>
          <table:table-cell table:number-columns-repeated="22"/>
        </table:table-row>
        <table:table-row table:style-name="ro1">
          <table:table-cell office:value-type="float" office:value="75.0181" calcext:value-type="float">
            <text:p>75.0181</text:p>
          </table:table-cell>
          <table:table-cell office:value-type="float" office:value="7.598614" calcext:value-type="float">
            <text:p>7.598614</text:p>
          </table:table-cell>
          <table:table-cell office:value-type="float" office:value="0.5388447" calcext:value-type="float">
            <text:p>0.5388447</text:p>
          </table:table-cell>
          <table:table-cell office:value-type="float" office:value="6.474241" calcext:value-type="float">
            <text:p>6.474241</text:p>
          </table:table-cell>
          <table:table-cell office:value-type="float" office:value="3.222564" calcext:value-type="float">
            <text:p>3.222564</text:p>
          </table:table-cell>
          <table:table-cell office:value-type="float" office:value="2.893027" calcext:value-type="float">
            <text:p>2.893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0991" calcext:value-type="float">
            <text:p>0.0170991</text:p>
          </table:table-cell>
          <table:table-cell table:number-columns-repeated="22"/>
        </table:table-row>
        <table:table-row table:style-name="ro1">
          <table:table-cell office:value-type="float" office:value="25.13524" calcext:value-type="float">
            <text:p>25.13524</text:p>
          </table:table-cell>
          <table:table-cell office:value-type="float" office:value="20.88918" calcext:value-type="float">
            <text:p>20.88918</text:p>
          </table:table-cell>
          <table:table-cell office:value-type="float" office:value="0.4964494" calcext:value-type="float">
            <text:p>0.4964494</text:p>
          </table:table-cell>
          <table:table-cell office:value-type="float" office:value="6.71318" calcext:value-type="float">
            <text:p>6.71318</text:p>
          </table:table-cell>
          <table:table-cell office:value-type="float" office:value="1.869505" calcext:value-type="float">
            <text:p>1.869505</text:p>
          </table:table-cell>
          <table:table-cell office:value-type="float" office:value="1.669959" calcext:value-type="float">
            <text:p>1.669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03331" calcext:value-type="float">
            <text:p>0.01703331</text:p>
          </table:table-cell>
          <table:table-cell table:number-columns-repeated="22"/>
        </table:table-row>
        <table:table-row table:style-name="ro1">
          <table:table-cell office:value-type="float" office:value="91.77331" calcext:value-type="float">
            <text:p>91.77331</text:p>
          </table:table-cell>
          <table:table-cell office:value-type="float" office:value="5.646507" calcext:value-type="float">
            <text:p>5.646507</text:p>
          </table:table-cell>
          <table:table-cell office:value-type="float" office:value="0.5828686" calcext:value-type="float">
            <text:p>0.5828686</text:p>
          </table:table-cell>
          <table:table-cell office:value-type="float" office:value="5.985497" calcext:value-type="float">
            <text:p>5.985497</text:p>
          </table:table-cell>
          <table:table-cell office:value-type="float" office:value="3.751504" calcext:value-type="float">
            <text:p>3.751504</text:p>
          </table:table-cell>
          <table:table-cell office:value-type="float" office:value="2.978178" calcext:value-type="float">
            <text:p>2.978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0146" calcext:value-type="float">
            <text:p>0.0170146</text:p>
          </table:table-cell>
          <table:table-cell table:number-columns-repeated="22"/>
        </table:table-row>
        <table:table-row table:style-name="ro1">
          <table:table-cell office:value-type="float" office:value="9.012437" calcext:value-type="float">
            <text:p>9.012437</text:p>
          </table:table-cell>
          <table:table-cell office:value-type="float" office:value="31.03716" calcext:value-type="float">
            <text:p>31.03716</text:p>
          </table:table-cell>
          <table:table-cell office:value-type="float" office:value="0.3484117" calcext:value-type="float">
            <text:p>0.3484117</text:p>
          </table:table-cell>
          <table:table-cell office:value-type="float" office:value="7.293921" calcext:value-type="float">
            <text:p>7.293921</text:p>
          </table:table-cell>
          <table:table-cell office:value-type="float" office:value="1.09634" calcext:value-type="float">
            <text:p>1.09634</text:p>
          </table:table-cell>
          <table:table-cell office:value-type="float" office:value="1.025255" calcext:value-type="float">
            <text:p>1.025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87865" calcext:value-type="float">
            <text:p>0.01687865</text:p>
          </table:table-cell>
          <table:table-cell table:number-columns-repeated="22"/>
        </table:table-row>
        <table:table-row table:style-name="ro1">
          <table:table-cell office:value-type="float" office:value="34.11449" calcext:value-type="float">
            <text:p>34.11449</text:p>
          </table:table-cell>
          <table:table-cell office:value-type="float" office:value="17.40008" calcext:value-type="float">
            <text:p>17.40008</text:p>
          </table:table-cell>
          <table:table-cell office:value-type="float" office:value="0.4061472" calcext:value-type="float">
            <text:p>0.4061472</text:p>
          </table:table-cell>
          <table:table-cell office:value-type="float" office:value="7.455154" calcext:value-type="float">
            <text:p>7.455154</text:p>
          </table:table-cell>
          <table:table-cell office:value-type="float" office:value="1.86823" calcext:value-type="float">
            <text:p>1.86823</text:p>
          </table:table-cell>
          <table:table-cell office:value-type="float" office:value="2.244624" calcext:value-type="float">
            <text:p>2.244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30846" calcext:value-type="float">
            <text:p>0.01630846</text:p>
          </table:table-cell>
          <table:table-cell table:number-columns-repeated="22"/>
        </table:table-row>
        <table:table-row table:style-name="ro1">
          <table:table-cell office:value-type="float" office:value="2.30551" calcext:value-type="float">
            <text:p>2.30551</text:p>
          </table:table-cell>
          <table:table-cell office:value-type="float" office:value="39.84693" calcext:value-type="float">
            <text:p>39.84693</text:p>
          </table:table-cell>
          <table:table-cell office:value-type="float" office:value="0.1993918" calcext:value-type="float">
            <text:p>0.1993918</text:p>
          </table:table-cell>
          <table:table-cell office:value-type="float" office:value="7.802528" calcext:value-type="float">
            <text:p>7.802528</text:p>
          </table:table-cell>
          <table:table-cell office:value-type="float" office:value="0.5561173" calcext:value-type="float">
            <text:p>0.5561173</text:p>
          </table:table-cell>
          <table:table-cell office:value-type="float" office:value="0.5168278" calcext:value-type="float">
            <text:p>0.5168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21247" calcext:value-type="float">
            <text:p>0.01621247</text:p>
          </table:table-cell>
          <table:table-cell table:number-columns-repeated="22"/>
        </table:table-row>
        <table:table-row table:style-name="ro1">
          <table:table-cell office:value-type="float" office:value="1.265115" calcext:value-type="float">
            <text:p>1.265115</text:p>
          </table:table-cell>
          <table:table-cell office:value-type="float" office:value="42.44931" calcext:value-type="float">
            <text:p>42.44931</text:p>
          </table:table-cell>
          <table:table-cell office:value-type="float" office:value="0.1680681" calcext:value-type="float">
            <text:p>0.1680681</text:p>
          </table:table-cell>
          <table:table-cell office:value-type="float" office:value="7.843753" calcext:value-type="float">
            <text:p>7.843753</text:p>
          </table:table-cell>
          <table:table-cell office:value-type="float" office:value="0.4517982" calcext:value-type="float">
            <text:p>0.4517982</text:p>
          </table:table-cell>
          <table:table-cell office:value-type="float" office:value="0.3348989" calcext:value-type="float">
            <text:p>0.3348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949" calcext:value-type="float">
            <text:p>0.0161949</text:p>
          </table:table-cell>
          <table:table-cell table:number-columns-repeated="22"/>
        </table:table-row>
        <table:table-row table:style-name="ro1">
          <table:table-cell office:value-type="float" office:value="97.34544" calcext:value-type="float">
            <text:p>97.34544</text:p>
          </table:table-cell>
          <table:table-cell office:value-type="float" office:value="5.174999" calcext:value-type="float">
            <text:p>5.174999</text:p>
          </table:table-cell>
          <table:table-cell office:value-type="float" office:value="0.593052" calcext:value-type="float">
            <text:p>0.593052</text:p>
          </table:table-cell>
          <table:table-cell office:value-type="float" office:value="5.840951" calcext:value-type="float">
            <text:p>5.840951</text:p>
          </table:table-cell>
          <table:table-cell office:value-type="float" office:value="3.916266" calcext:value-type="float">
            <text:p>3.916266</text:p>
          </table:table-cell>
          <table:table-cell office:value-type="float" office:value="2.99987" calcext:value-type="float">
            <text:p>2.99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0016" calcext:value-type="float">
            <text:p>0.01610016</text:p>
          </table:table-cell>
          <table:table-cell table:number-columns-repeated="22"/>
        </table:table-row>
        <table:table-row table:style-name="ro1">
          <table:table-cell office:value-type="float" office:value="9.987773" calcext:value-type="float">
            <text:p>9.987773</text:p>
          </table:table-cell>
          <table:table-cell office:value-type="float" office:value="30.17489" calcext:value-type="float">
            <text:p>30.17489</text:p>
          </table:table-cell>
          <table:table-cell office:value-type="float" office:value="0.325447" calcext:value-type="float">
            <text:p>0.325447</text:p>
          </table:table-cell>
          <table:table-cell office:value-type="float" office:value="7.506144" calcext:value-type="float">
            <text:p>7.506144</text:p>
          </table:table-cell>
          <table:table-cell office:value-type="float" office:value="1.063312" calcext:value-type="float">
            <text:p>1.063312</text:p>
          </table:table-cell>
          <table:table-cell office:value-type="float" office:value="1.168893" calcext:value-type="float">
            <text:p>1.168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7753" calcext:value-type="float">
            <text:p>0.01577753</text:p>
          </table:table-cell>
          <table:table-cell table:number-columns-repeated="22"/>
        </table:table-row>
        <table:table-row table:style-name="ro1">
          <table:table-cell office:value-type="float" office:value="38.26441" calcext:value-type="float">
            <text:p>38.26441</text:p>
          </table:table-cell>
          <table:table-cell office:value-type="float" office:value="15.86452" calcext:value-type="float">
            <text:p>15.86452</text:p>
          </table:table-cell>
          <table:table-cell office:value-type="float" office:value="0.4545494" calcext:value-type="float">
            <text:p>0.4545494</text:p>
          </table:table-cell>
          <table:table-cell office:value-type="float" office:value="7.148235" calcext:value-type="float">
            <text:p>7.148235</text:p>
          </table:table-cell>
          <table:table-cell office:value-type="float" office:value="2.092984" calcext:value-type="float">
            <text:p>2.092984</text:p>
          </table:table-cell>
          <table:table-cell office:value-type="float" office:value="2.277174" calcext:value-type="float">
            <text:p>2.277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9849" calcext:value-type="float">
            <text:p>0.01569849</text:p>
          </table:table-cell>
          <table:table-cell table:number-columns-repeated="22"/>
        </table:table-row>
        <table:table-row table:style-name="ro1">
          <table:table-cell office:value-type="float" office:value="62.23154" calcext:value-type="float">
            <text:p>62.23154</text:p>
          </table:table-cell>
          <table:table-cell office:value-type="float" office:value="9.809471" calcext:value-type="float">
            <text:p>9.809471</text:p>
          </table:table-cell>
          <table:table-cell office:value-type="float" office:value="0.5310783" calcext:value-type="float">
            <text:p>0.5310783</text:p>
          </table:table-cell>
          <table:table-cell office:value-type="float" office:value="6.60653" calcext:value-type="float">
            <text:p>6.60653</text:p>
          </table:table-cell>
          <table:table-cell office:value-type="float" office:value="2.883484" calcext:value-type="float">
            <text:p>2.883484</text:p>
          </table:table-cell>
          <table:table-cell office:value-type="float" office:value="2.691357" calcext:value-type="float">
            <text:p>2.691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7071" calcext:value-type="float">
            <text:p>0.01567071</text:p>
          </table:table-cell>
          <table:table-cell table:number-columns-repeated="22"/>
        </table:table-row>
        <table:table-row table:style-name="ro1">
          <table:table-cell office:value-type="float" office:value="87.24222" calcext:value-type="float">
            <text:p>87.24222</text:p>
          </table:table-cell>
          <table:table-cell office:value-type="float" office:value="6.034702" calcext:value-type="float">
            <text:p>6.034702</text:p>
          </table:table-cell>
          <table:table-cell office:value-type="float" office:value="0.562507" calcext:value-type="float">
            <text:p>0.562507</text:p>
          </table:table-cell>
          <table:table-cell office:value-type="float" office:value="6.188956" calcext:value-type="float">
            <text:p>6.188956</text:p>
          </table:table-cell>
          <table:table-cell office:value-type="float" office:value="3.587323" calcext:value-type="float">
            <text:p>3.587323</text:p>
          </table:table-cell>
          <table:table-cell office:value-type="float" office:value="2.990262" calcext:value-type="float">
            <text:p>2.990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4437" calcext:value-type="float">
            <text:p>0.01564437</text:p>
          </table:table-cell>
          <table:table-cell table:number-columns-repeated="22"/>
        </table:table-row>
        <table:table-row table:style-name="ro1">
          <table:table-cell office:value-type="float" office:value="34.9986" calcext:value-type="float">
            <text:p>34.9986</text:p>
          </table:table-cell>
          <table:table-cell office:value-type="float" office:value="16.94609" calcext:value-type="float">
            <text:p>16.94609</text:p>
          </table:table-cell>
          <table:table-cell office:value-type="float" office:value="0.4551489" calcext:value-type="float">
            <text:p>0.4551489</text:p>
          </table:table-cell>
          <table:table-cell office:value-type="float" office:value="7.123294" calcext:value-type="float">
            <text:p>7.123294</text:p>
          </table:table-cell>
          <table:table-cell office:value-type="float" office:value="2.012837" calcext:value-type="float">
            <text:p>2.012837</text:p>
          </table:table-cell>
          <table:table-cell office:value-type="float" office:value="2.167518" calcext:value-type="float">
            <text:p>2.167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46999" calcext:value-type="float">
            <text:p>0.01546999</text:p>
          </table:table-cell>
          <table:table-cell table:number-columns-repeated="22"/>
        </table:table-row>
        <table:table-row table:style-name="ro1">
          <table:table-cell office:value-type="float" office:value="90.21509" calcext:value-type="float">
            <text:p>90.21509</text:p>
          </table:table-cell>
          <table:table-cell office:value-type="float" office:value="5.740864" calcext:value-type="float">
            <text:p>5.740864</text:p>
          </table:table-cell>
          <table:table-cell office:value-type="float" office:value="0.5709133" calcext:value-type="float">
            <text:p>0.5709133</text:p>
          </table:table-cell>
          <table:table-cell office:value-type="float" office:value="6.093894" calcext:value-type="float">
            <text:p>6.093894</text:p>
          </table:table-cell>
          <table:table-cell office:value-type="float" office:value="3.682661" calcext:value-type="float">
            <text:p>3.682661</text:p>
          </table:table-cell>
          <table:table-cell office:value-type="float" office:value="2.99863" calcext:value-type="float">
            <text:p>2.99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36897" calcext:value-type="float">
            <text:p>0.01536897</text:p>
          </table:table-cell>
          <table:table-cell table:number-columns-repeated="22"/>
        </table:table-row>
        <table:table-row table:style-name="ro1">
          <table:table-cell office:value-type="float" office:value="96.41117" calcext:value-type="float">
            <text:p>96.41117</text:p>
          </table:table-cell>
          <table:table-cell office:value-type="float" office:value="5.240777" calcext:value-type="float">
            <text:p>5.240777</text:p>
          </table:table-cell>
          <table:table-cell office:value-type="float" office:value="0.5904208" calcext:value-type="float">
            <text:p>0.5904208</text:p>
          </table:table-cell>
          <table:table-cell office:value-type="float" office:value="5.87282" calcext:value-type="float">
            <text:p>5.87282</text:p>
          </table:table-cell>
          <table:table-cell office:value-type="float" office:value="3.886331" calcext:value-type="float">
            <text:p>3.886331</text:p>
          </table:table-cell>
          <table:table-cell office:value-type="float" office:value="2.99987" calcext:value-type="float">
            <text:p>2.99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35063" calcext:value-type="float">
            <text:p>0.01535063</text:p>
          </table:table-cell>
          <table:table-cell table:number-columns-repeated="22"/>
        </table:table-row>
        <table:table-row table:style-name="ro1">
          <table:table-cell office:value-type="float" office:value="28.38084" calcext:value-type="float">
            <text:p>28.38084</text:p>
          </table:table-cell>
          <table:table-cell office:value-type="float" office:value="19.62832" calcext:value-type="float">
            <text:p>19.62832</text:p>
          </table:table-cell>
          <table:table-cell office:value-type="float" office:value="0.3873664" calcext:value-type="float">
            <text:p>0.3873664</text:p>
          </table:table-cell>
          <table:table-cell office:value-type="float" office:value="7.527368" calcext:value-type="float">
            <text:p>7.527368</text:p>
          </table:table-cell>
          <table:table-cell office:value-type="float" office:value="1.677937" calcext:value-type="float">
            <text:p>1.677937</text:p>
          </table:table-cell>
          <table:table-cell office:value-type="float" office:value="2.068752" calcext:value-type="float">
            <text:p>2.068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4781" calcext:value-type="float">
            <text:p>0.01524781</text:p>
          </table:table-cell>
          <table:table-cell table:number-columns-repeated="22"/>
        </table:table-row>
        <table:table-row table:style-name="ro1">
          <table:table-cell office:value-type="float" office:value="69.5688" calcext:value-type="float">
            <text:p>69.5688</text:p>
          </table:table-cell>
          <table:table-cell office:value-type="float" office:value="8.466933" calcext:value-type="float">
            <text:p>8.466933</text:p>
          </table:table-cell>
          <table:table-cell office:value-type="float" office:value="0.5328294" calcext:value-type="float">
            <text:p>0.5328294</text:p>
          </table:table-cell>
          <table:table-cell office:value-type="float" office:value="6.555702" calcext:value-type="float">
            <text:p>6.555702</text:p>
          </table:table-cell>
          <table:table-cell office:value-type="float" office:value="3.071294" calcext:value-type="float">
            <text:p>3.071294</text:p>
          </table:table-cell>
          <table:table-cell office:value-type="float" office:value="2.821233" calcext:value-type="float">
            <text:p>2.821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78351" calcext:value-type="float">
            <text:p>0.01478351</text:p>
          </table:table-cell>
          <table:table-cell table:number-columns-repeated="22"/>
        </table:table-row>
        <table:table-row table:style-name="ro1">
          <table:table-cell office:value-type="float" office:value="12.74799" calcext:value-type="float">
            <text:p>12.74799</text:p>
          </table:table-cell>
          <table:table-cell office:value-type="float" office:value="27.98875" calcext:value-type="float">
            <text:p>27.98875</text:p>
          </table:table-cell>
          <table:table-cell office:value-type="float" office:value="0.3451926" calcext:value-type="float">
            <text:p>0.3451926</text:p>
          </table:table-cell>
          <table:table-cell office:value-type="float" office:value="7.481683" calcext:value-type="float">
            <text:p>7.481683</text:p>
          </table:table-cell>
          <table:table-cell office:value-type="float" office:value="1.181681" calcext:value-type="float">
            <text:p>1.181681</text:p>
          </table:table-cell>
          <table:table-cell office:value-type="float" office:value="1.338143" calcext:value-type="float">
            <text:p>1.338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63495" calcext:value-type="float">
            <text:p>0.01463495</text:p>
          </table:table-cell>
          <table:table-cell table:number-columns-repeated="22"/>
        </table:table-row>
        <table:table-row table:style-name="ro1">
          <table:table-cell office:value-type="float" office:value="30.71205" calcext:value-type="float">
            <text:p>30.71205</text:p>
          </table:table-cell>
          <table:table-cell office:value-type="float" office:value="18.49263" calcext:value-type="float">
            <text:p>18.49263</text:p>
          </table:table-cell>
          <table:table-cell office:value-type="float" office:value="0.4700136" calcext:value-type="float">
            <text:p>0.4700136</text:p>
          </table:table-cell>
          <table:table-cell office:value-type="float" office:value="6.980113" calcext:value-type="float">
            <text:p>6.980113</text:p>
          </table:table-cell>
          <table:table-cell office:value-type="float" office:value="1.942835" calcext:value-type="float">
            <text:p>1.942835</text:p>
          </table:table-cell>
          <table:table-cell office:value-type="float" office:value="1.975703" calcext:value-type="float">
            <text:p>1.975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8522" calcext:value-type="float">
            <text:p>0.01448522</text:p>
          </table:table-cell>
          <table:table-cell table:number-columns-repeated="22"/>
        </table:table-row>
        <table:table-row table:style-name="ro1">
          <table:table-cell office:value-type="float" office:value="26.6583" calcext:value-type="float">
            <text:p>26.6583</text:p>
          </table:table-cell>
          <table:table-cell office:value-type="float" office:value="20.24574" calcext:value-type="float">
            <text:p>20.24574</text:p>
          </table:table-cell>
          <table:table-cell office:value-type="float" office:value="0.4104775" calcext:value-type="float">
            <text:p>0.4104775</text:p>
          </table:table-cell>
          <table:table-cell office:value-type="float" office:value="7.347734" calcext:value-type="float">
            <text:p>7.347734</text:p>
          </table:table-cell>
          <table:table-cell office:value-type="float" office:value="1.692651" calcext:value-type="float">
            <text:p>1.692651</text:p>
          </table:table-cell>
          <table:table-cell office:value-type="float" office:value="1.949232" calcext:value-type="float">
            <text:p>1.949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6812" calcext:value-type="float">
            <text:p>0.01446812</text:p>
          </table:table-cell>
          <table:table-cell table:number-columns-repeated="22"/>
        </table:table-row>
        <table:table-row table:style-name="ro1">
          <table:table-cell office:value-type="float" office:value="17.0556" calcext:value-type="float">
            <text:p>17.0556</text:p>
          </table:table-cell>
          <table:table-cell office:value-type="float" office:value="25.45475" calcext:value-type="float">
            <text:p>25.45475</text:p>
          </table:table-cell>
          <table:table-cell office:value-type="float" office:value="0.5011529" calcext:value-type="float">
            <text:p>0.5011529</text:p>
          </table:table-cell>
          <table:table-cell office:value-type="float" office:value="6.481221" calcext:value-type="float">
            <text:p>6.481221</text:p>
          </table:table-cell>
          <table:table-cell office:value-type="float" office:value="1.679272" calcext:value-type="float">
            <text:p>1.679272</text:p>
          </table:table-cell>
          <table:table-cell office:value-type="float" office:value="1.201643" calcext:value-type="float">
            <text:p>1.201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2381" calcext:value-type="float">
            <text:p>0.01442381</text:p>
          </table:table-cell>
          <table:table-cell table:number-columns-repeated="22"/>
        </table:table-row>
        <table:table-row table:style-name="ro1">
          <table:table-cell office:value-type="float" office:value="0.2554759" calcext:value-type="float">
            <text:p>0.2554759</text:p>
          </table:table-cell>
          <table:table-cell office:value-type="float" office:value="46.49092" calcext:value-type="float">
            <text:p>46.49092</text:p>
          </table:table-cell>
          <table:table-cell office:value-type="float" office:value="0.0706753" calcext:value-type="float">
            <text:p>0.0706753</text:p>
          </table:table-cell>
          <table:table-cell office:value-type="float" office:value="8.244154" calcext:value-type="float">
            <text:p>8.244154</text:p>
          </table:table-cell>
          <table:table-cell office:value-type="float" office:value="0.1830751" calcext:value-type="float">
            <text:p>0.1830751</text:p>
          </table:table-cell>
          <table:table-cell office:value-type="float" office:value="0.1742196" calcext:value-type="float">
            <text:p>0.1742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21895" calcext:value-type="float">
            <text:p>0.01421895</text:p>
          </table:table-cell>
          <table:table-cell table:number-columns-repeated="22"/>
        </table:table-row>
        <table:table-row table:style-name="ro1">
          <table:table-cell office:value-type="float" office:value="77.49816" calcext:value-type="float">
            <text:p>77.49816</text:p>
          </table:table-cell>
          <table:table-cell office:value-type="float" office:value="7.265256" calcext:value-type="float">
            <text:p>7.265256</text:p>
          </table:table-cell>
          <table:table-cell office:value-type="float" office:value="0.5504983" calcext:value-type="float">
            <text:p>0.5504983</text:p>
          </table:table-cell>
          <table:table-cell office:value-type="float" office:value="6.368665" calcext:value-type="float">
            <text:p>6.368665</text:p>
          </table:table-cell>
          <table:table-cell office:value-type="float" office:value="3.3137" calcext:value-type="float">
            <text:p>3.3137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9477" calcext:value-type="float">
            <text:p>0.01389477</text:p>
          </table:table-cell>
          <table:table-cell table:number-columns-repeated="22"/>
        </table:table-row>
        <table:table-row table:style-name="ro1">
          <table:table-cell office:value-type="float" office:value="124.7087" calcext:value-type="float">
            <text:p>124.7087</text:p>
          </table:table-cell>
          <table:table-cell office:value-type="float" office:value="4.085816" calcext:value-type="float">
            <text:p>4.085816</text:p>
          </table:table-cell>
          <table:table-cell office:value-type="float" office:value="0.6367093" calcext:value-type="float">
            <text:p>0.6367093</text:p>
          </table:table-cell>
          <table:table-cell office:value-type="float" office:value="5.080935" calcext:value-type="float">
            <text:p>5.080935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2.999645" calcext:value-type="float">
            <text:p>2.9996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0653" calcext:value-type="float">
            <text:p>0.01380653</text:p>
          </table:table-cell>
          <table:table-cell table:number-columns-repeated="22"/>
        </table:table-row>
        <table:table-row table:style-name="ro1">
          <table:table-cell office:value-type="float" office:value="42.52756" calcext:value-type="float">
            <text:p>42.52756</text:p>
          </table:table-cell>
          <table:table-cell office:value-type="float" office:value="14.5228" calcext:value-type="float">
            <text:p>14.5228</text:p>
          </table:table-cell>
          <table:table-cell office:value-type="float" office:value="0.4854268" calcext:value-type="float">
            <text:p>0.4854268</text:p>
          </table:table-cell>
          <table:table-cell office:value-type="float" office:value="6.949184" calcext:value-type="float">
            <text:p>6.949184</text:p>
          </table:table-cell>
          <table:table-cell office:value-type="float" office:value="2.276756" calcext:value-type="float">
            <text:p>2.276756</text:p>
          </table:table-cell>
          <table:table-cell office:value-type="float" office:value="2.334153" calcext:value-type="float">
            <text:p>2.334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846" calcext:value-type="float">
            <text:p>0.0137846</text:p>
          </table:table-cell>
          <table:table-cell table:number-columns-repeated="22"/>
        </table:table-row>
        <table:table-row table:style-name="ro1">
          <table:table-cell office:value-type="float" office:value="83.53535" calcext:value-type="float">
            <text:p>83.53535</text:p>
          </table:table-cell>
          <table:table-cell office:value-type="float" office:value="6.412109" calcext:value-type="float">
            <text:p>6.412109</text:p>
          </table:table-cell>
          <table:table-cell office:value-type="float" office:value="0.5438889" calcext:value-type="float">
            <text:p>0.5438889</text:p>
          </table:table-cell>
          <table:table-cell office:value-type="float" office:value="6.364746" calcext:value-type="float">
            <text:p>6.364746</text:p>
          </table:table-cell>
          <table:table-cell office:value-type="float" office:value="3.448106" calcext:value-type="float">
            <text:p>3.448106</text:p>
          </table:table-cell>
          <table:table-cell office:value-type="float" office:value="2.999067" calcext:value-type="float">
            <text:p>2.999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7142" calcext:value-type="float">
            <text:p>0.01367142</text:p>
          </table:table-cell>
          <table:table-cell table:number-columns-repeated="22"/>
        </table:table-row>
        <table:table-row table:style-name="ro1">
          <table:table-cell office:value-type="float" office:value="72.64936" calcext:value-type="float">
            <text:p>72.64936</text:p>
          </table:table-cell>
          <table:table-cell office:value-type="float" office:value="7.924776" calcext:value-type="float">
            <text:p>7.924776</text:p>
          </table:table-cell>
          <table:table-cell office:value-type="float" office:value="0.5177742" calcext:value-type="float">
            <text:p>0.5177742</text:p>
          </table:table-cell>
          <table:table-cell office:value-type="float" office:value="6.645474" calcext:value-type="float">
            <text:p>6.645474</text:p>
          </table:table-cell>
          <table:table-cell office:value-type="float" office:value="3.11067" calcext:value-type="float">
            <text:p>3.11067</text:p>
          </table:table-cell>
          <table:table-cell office:value-type="float" office:value="2.913087" calcext:value-type="float">
            <text:p>2.913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5158" calcext:value-type="float">
            <text:p>0.01365158</text:p>
          </table:table-cell>
          <table:table-cell table:number-columns-repeated="22"/>
        </table:table-row>
        <table:table-row table:style-name="ro1">
          <table:table-cell office:value-type="float" office:value="117.6113" calcext:value-type="float">
            <text:p>117.6113</text:p>
          </table:table-cell>
          <table:table-cell office:value-type="float" office:value="4.239558" calcext:value-type="float">
            <text:p>4.239558</text:p>
          </table:table-cell>
          <table:table-cell office:value-type="float" office:value="0.6311578" calcext:value-type="float">
            <text:p>0.6311578</text:p>
          </table:table-cell>
          <table:table-cell office:value-type="float" office:value="5.246869" calcext:value-type="float">
            <text:p>5.246869</text:p>
          </table:table-cell>
          <table:table-cell office:value-type="float" office:value="4.518177" calcext:value-type="float">
            <text:p>4.518177</text:p>
          </table:table-cell>
          <table:table-cell office:value-type="float" office:value="2.99815" calcext:value-type="float">
            <text:p>2.99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4572" calcext:value-type="float">
            <text:p>0.01364572</text:p>
          </table:table-cell>
          <table:table-cell table:number-columns-repeated="22"/>
        </table:table-row>
        <table:table-row table:style-name="ro1">
          <table:table-cell office:value-type="float" office:value="9.012437" calcext:value-type="float">
            <text:p>9.012437</text:p>
          </table:table-cell>
          <table:table-cell office:value-type="float" office:value="31.03716" calcext:value-type="float">
            <text:p>31.03716</text:p>
          </table:table-cell>
          <table:table-cell office:value-type="float" office:value="0.3484117" calcext:value-type="float">
            <text:p>0.3484117</text:p>
          </table:table-cell>
          <table:table-cell office:value-type="float" office:value="7.293921" calcext:value-type="float">
            <text:p>7.293921</text:p>
          </table:table-cell>
          <table:table-cell office:value-type="float" office:value="1.09634" calcext:value-type="float">
            <text:p>1.09634</text:p>
          </table:table-cell>
          <table:table-cell office:value-type="float" office:value="1.025255" calcext:value-type="float">
            <text:p>1.025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1793" calcext:value-type="float">
            <text:p>0.01341793</text:p>
          </table:table-cell>
          <table:table-cell table:number-columns-repeated="22"/>
        </table:table-row>
        <table:table-row table:style-name="ro1">
          <table:table-cell office:value-type="float" office:value="17.61419" calcext:value-type="float">
            <text:p>17.61419</text:p>
          </table:table-cell>
          <table:table-cell office:value-type="float" office:value="24.78767" calcext:value-type="float">
            <text:p>24.78767</text:p>
          </table:table-cell>
          <table:table-cell office:value-type="float" office:value="0.4541723" calcext:value-type="float">
            <text:p>0.4541723</text:p>
          </table:table-cell>
          <table:table-cell office:value-type="float" office:value="6.857895" calcext:value-type="float">
            <text:p>6.857895</text:p>
          </table:table-cell>
          <table:table-cell office:value-type="float" office:value="1.575786" calcext:value-type="float">
            <text:p>1.575786</text:p>
          </table:table-cell>
          <table:table-cell office:value-type="float" office:value="1.385802" calcext:value-type="float">
            <text:p>1.385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06424" calcext:value-type="float">
            <text:p>0.01306424</text:p>
          </table:table-cell>
          <table:table-cell table:number-columns-repeated="22"/>
        </table:table-row>
        <table:table-row table:style-name="ro1">
          <table:table-cell office:value-type="float" office:value="79.80861" calcext:value-type="float">
            <text:p>79.80861</text:p>
          </table:table-cell>
          <table:table-cell office:value-type="float" office:value="6.970988" calcext:value-type="float">
            <text:p>6.970988</text:p>
          </table:table-cell>
          <table:table-cell office:value-type="float" office:value="0.5591149" calcext:value-type="float">
            <text:p>0.5591149</text:p>
          </table:table-cell>
          <table:table-cell office:value-type="float" office:value="6.285039" calcext:value-type="float">
            <text:p>6.285039</text:p>
          </table:table-cell>
          <table:table-cell office:value-type="float" office:value="3.393003" calcext:value-type="float">
            <text:p>3.393003</text:p>
          </table:table-cell>
          <table:table-cell office:value-type="float" office:value="2.905114" calcext:value-type="float">
            <text:p>2.905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7994" calcext:value-type="float">
            <text:p>0.01287994</text:p>
          </table:table-cell>
          <table:table-cell table:number-columns-repeated="22"/>
        </table:table-row>
        <table:table-row table:style-name="ro1">
          <table:table-cell office:value-type="float" office:value="0.403791" calcext:value-type="float">
            <text:p>0.403791</text:p>
          </table:table-cell>
          <table:table-cell office:value-type="float" office:value="45.62041" calcext:value-type="float">
            <text:p>45.62041</text:p>
          </table:table-cell>
          <table:table-cell office:value-type="float" office:value="0.07880884" calcext:value-type="float">
            <text:p>0.07880884</text:p>
          </table:table-cell>
          <table:table-cell office:value-type="float" office:value="8.251" calcext:value-type="float">
            <text:p>8.251</text:p>
          </table:table-cell>
          <table:table-cell office:value-type="float" office:value="0.2071169" calcext:value-type="float">
            <text:p>0.2071169</text:p>
          </table:table-cell>
          <table:table-cell office:value-type="float" office:value="0.2409364" calcext:value-type="float">
            <text:p>0.2409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4133" calcext:value-type="float">
            <text:p>0.01264133</text:p>
          </table:table-cell>
          <table:table-cell table:number-columns-repeated="22"/>
        </table:table-row>
        <table:table-row table:style-name="ro1">
          <table:table-cell office:value-type="float" office:value="0.1222509" calcext:value-type="float">
            <text:p>0.1222509</text:p>
          </table:table-cell>
          <table:table-cell office:value-type="float" office:value="48.14337" calcext:value-type="float">
            <text:p>48.14337</text:p>
          </table:table-cell>
          <table:table-cell office:value-type="float" office:value="0.004577348" calcext:value-type="float">
            <text:p>0.004577348</text:p>
          </table:table-cell>
          <table:table-cell office:value-type="float" office:value="8.590115" calcext:value-type="float">
            <text:p>8.590115</text:p>
          </table:table-cell>
          <table:table-cell office:value-type="float" office:value="0.01449964" calcext:value-type="float">
            <text:p>0.01449964</text:p>
          </table:table-cell>
          <table:table-cell office:value-type="float" office:value="0.1742196" calcext:value-type="float">
            <text:p>0.1742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0649" calcext:value-type="float">
            <text:p>0.01250649</text:p>
          </table:table-cell>
          <table:table-cell table:number-columns-repeated="22"/>
        </table:table-row>
        <table:table-row table:style-name="ro1">
          <table:table-cell office:value-type="float" office:value="1.451" calcext:value-type="float">
            <text:p>1.451</text:p>
          </table:table-cell>
          <table:table-cell office:value-type="float" office:value="41.91351" calcext:value-type="float">
            <text:p>41.91351</text:p>
          </table:table-cell>
          <table:table-cell office:value-type="float" office:value="0.1760181" calcext:value-type="float">
            <text:p>0.1760181</text:p>
          </table:table-cell>
          <table:table-cell office:value-type="float" office:value="7.825097" calcext:value-type="float">
            <text:p>7.825097</text:p>
          </table:table-cell>
          <table:table-cell office:value-type="float" office:value="0.4763203" calcext:value-type="float">
            <text:p>0.4763203</text:p>
          </table:table-cell>
          <table:table-cell office:value-type="float" office:value="0.3686041" calcext:value-type="float">
            <text:p>0.3686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0602" calcext:value-type="float">
            <text:p>0.01250602</text:p>
          </table:table-cell>
          <table:table-cell table:number-columns-repeated="22"/>
        </table:table-row>
        <table:table-row table:style-name="ro1">
          <table:table-cell office:value-type="float" office:value="74.06924" calcext:value-type="float">
            <text:p>74.06924</text:p>
          </table:table-cell>
          <table:table-cell office:value-type="float" office:value="7.678593" calcext:value-type="float">
            <text:p>7.678593</text:p>
          </table:table-cell>
          <table:table-cell office:value-type="float" office:value="0.5051505" calcext:value-type="float">
            <text:p>0.5051505</text:p>
          </table:table-cell>
          <table:table-cell office:value-type="float" office:value="6.727166" calcext:value-type="float">
            <text:p>6.727166</text:p>
          </table:table-cell>
          <table:table-cell office:value-type="float" office:value="3.114607" calcext:value-type="float">
            <text:p>3.114607</text:p>
          </table:table-cell>
          <table:table-cell office:value-type="float" office:value="2.969264" calcext:value-type="float">
            <text:p>2.969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5383" calcext:value-type="float">
            <text:p>0.01225383</text:p>
          </table:table-cell>
          <table:table-cell table:number-columns-repeated="22"/>
        </table:table-row>
        <table:table-row table:style-name="ro1">
          <table:table-cell office:value-type="float" office:value="100.2693" calcext:value-type="float">
            <text:p>100.2693</text:p>
          </table:table-cell>
          <table:table-cell office:value-type="float" office:value="5.064513" calcext:value-type="float">
            <text:p>5.064513</text:p>
          </table:table-cell>
          <table:table-cell office:value-type="float" office:value="0.6100331" calcext:value-type="float">
            <text:p>0.6100331</text:p>
          </table:table-cell>
          <table:table-cell office:value-type="float" office:value="5.671309" calcext:value-type="float">
            <text:p>5.671309</text:p>
          </table:table-cell>
          <table:table-cell office:value-type="float" office:value="4.031815" calcext:value-type="float">
            <text:p>4.031815</text:p>
          </table:table-cell>
          <table:table-cell office:value-type="float" office:value="2.968466" calcext:value-type="float">
            <text:p>2.968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4489" calcext:value-type="float">
            <text:p>0.01224489</text:p>
          </table:table-cell>
          <table:table-cell table:number-columns-repeated="22"/>
        </table:table-row>
        <table:table-row table:style-name="ro1">
          <table:table-cell office:value-type="float" office:value="101.3437" calcext:value-type="float">
            <text:p>101.3437</text:p>
          </table:table-cell>
          <table:table-cell office:value-type="float" office:value="4.918534" calcext:value-type="float">
            <text:p>4.918534</text:p>
          </table:table-cell>
          <table:table-cell office:value-type="float" office:value="0.6033106" calcext:value-type="float">
            <text:p>0.6033106</text:p>
          </table:table-cell>
          <table:table-cell office:value-type="float" office:value="5.709771" calcext:value-type="float">
            <text:p>5.709771</text:p>
          </table:table-cell>
          <table:table-cell office:value-type="float" office:value="4.04187" calcext:value-type="float">
            <text:p>4.04187</text:p>
          </table:table-cell>
          <table:table-cell office:value-type="float" office:value="2.99987" calcext:value-type="float">
            <text:p>2.99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6583" calcext:value-type="float">
            <text:p>0.01216583</text:p>
          </table:table-cell>
          <table:table-cell table:number-columns-repeated="22"/>
        </table:table-row>
        <table:table-row table:style-name="ro1">
          <table:table-cell office:value-type="float" office:value="36.62955" calcext:value-type="float">
            <text:p>36.62955</text:p>
          </table:table-cell>
          <table:table-cell office:value-type="float" office:value="16.37165" calcext:value-type="float">
            <text:p>16.37165</text:p>
          </table:table-cell>
          <table:table-cell office:value-type="float" office:value="0.4708917" calcext:value-type="float">
            <text:p>0.4708917</text:p>
          </table:table-cell>
          <table:table-cell office:value-type="float" office:value="7.023836" calcext:value-type="float">
            <text:p>7.023836</text:p>
          </table:table-cell>
          <table:table-cell office:value-type="float" office:value="2.092968" calcext:value-type="float">
            <text:p>2.092968</text:p>
          </table:table-cell>
          <table:table-cell office:value-type="float" office:value="2.185606" calcext:value-type="float">
            <text:p>2.185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928" calcext:value-type="float">
            <text:p>0.0117928</text:p>
          </table:table-cell>
          <table:table-cell table:number-columns-repeated="22"/>
        </table:table-row>
        <table:table-row table:style-name="ro1">
          <table:table-cell office:value-type="float" office:value="7.305919" calcext:value-type="float">
            <text:p>7.305919</text:p>
          </table:table-cell>
          <table:table-cell office:value-type="float" office:value="32.73107" calcext:value-type="float">
            <text:p>32.73107</text:p>
          </table:table-cell>
          <table:table-cell office:value-type="float" office:value="0.3251146" calcext:value-type="float">
            <text:p>0.3251146</text:p>
          </table:table-cell>
          <table:table-cell office:value-type="float" office:value="7.36158" calcext:value-type="float">
            <text:p>7.36158</text:p>
          </table:table-cell>
          <table:table-cell office:value-type="float" office:value="0.9954344" calcext:value-type="float">
            <text:p>0.9954344</text:p>
          </table:table-cell>
          <table:table-cell office:value-type="float" office:value="0.9141061" calcext:value-type="float">
            <text:p>0.9141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074" calcext:value-type="float">
            <text:p>0.0116074</text:p>
          </table:table-cell>
          <table:table-cell table:number-columns-repeated="22"/>
        </table:table-row>
        <table:table-row table:style-name="ro1">
          <table:table-cell office:value-type="float" office:value="47.78189" calcext:value-type="float">
            <text:p>47.78189</text:p>
          </table:table-cell>
          <table:table-cell office:value-type="float" office:value="13.06824" calcext:value-type="float">
            <text:p>13.06824</text:p>
          </table:table-cell>
          <table:table-cell office:value-type="float" office:value="0.5063775" calcext:value-type="float">
            <text:p>0.5063775</text:p>
          </table:table-cell>
          <table:table-cell office:value-type="float" office:value="6.810521" calcext:value-type="float">
            <text:p>6.810521</text:p>
          </table:table-cell>
          <table:table-cell office:value-type="float" office:value="2.460491" calcext:value-type="float">
            <text:p>2.460491</text:p>
          </table:table-cell>
          <table:table-cell office:value-type="float" office:value="2.427232" calcext:value-type="float">
            <text:p>2.427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7384" calcext:value-type="float">
            <text:p>0.01157384</text:p>
          </table:table-cell>
          <table:table-cell table:number-columns-repeated="22"/>
        </table:table-row>
        <table:table-row table:style-name="ro1">
          <table:table-cell office:value-type="float" office:value="37.59271" calcext:value-type="float">
            <text:p>37.59271</text:p>
          </table:table-cell>
          <table:table-cell office:value-type="float" office:value="16.06836" calcext:value-type="float">
            <text:p>16.06836</text:p>
          </table:table-cell>
          <table:table-cell office:value-type="float" office:value="0.4612604" calcext:value-type="float">
            <text:p>0.4612604</text:p>
          </table:table-cell>
          <table:table-cell office:value-type="float" office:value="7.097501" calcext:value-type="float">
            <text:p>7.097501</text:p>
          </table:table-cell>
          <table:table-cell office:value-type="float" office:value="2.092969" calcext:value-type="float">
            <text:p>2.092969</text:p>
          </table:table-cell>
          <table:table-cell office:value-type="float" office:value="2.240013" calcext:value-type="float">
            <text:p>2.240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2279" calcext:value-type="float">
            <text:p>0.01152279</text:p>
          </table:table-cell>
          <table:table-cell table:number-columns-repeated="22"/>
        </table:table-row>
        <table:table-row table:style-name="ro1">
          <table:table-cell office:value-type="float" office:value="70.69406" calcext:value-type="float">
            <text:p>70.69406</text:p>
          </table:table-cell>
          <table:table-cell office:value-type="float" office:value="8.222758" calcext:value-type="float">
            <text:p>8.222758</text:p>
          </table:table-cell>
          <table:table-cell office:value-type="float" office:value="0.4932179" calcext:value-type="float">
            <text:p>0.4932179</text:p>
          </table:table-cell>
          <table:table-cell office:value-type="float" office:value="6.835747" calcext:value-type="float">
            <text:p>6.835747</text:p>
          </table:table-cell>
          <table:table-cell office:value-type="float" office:value="3.000396" calcext:value-type="float">
            <text:p>3.000396</text:p>
          </table:table-cell>
          <table:table-cell office:value-type="float" office:value="2.944679" calcext:value-type="float">
            <text:p>2.944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6307" calcext:value-type="float">
            <text:p>0.01146307</text:p>
          </table:table-cell>
          <table:table-cell table:number-columns-repeated="22"/>
        </table:table-row>
        <table:table-row table:style-name="ro1">
          <table:table-cell office:value-type="float" office:value="31.47826" calcext:value-type="float">
            <text:p>31.47826</text:p>
          </table:table-cell>
          <table:table-cell office:value-type="float" office:value="18.19731" calcext:value-type="float">
            <text:p>18.19731</text:p>
          </table:table-cell>
          <table:table-cell office:value-type="float" office:value="0.4818263" calcext:value-type="float">
            <text:p>0.4818263</text:p>
          </table:table-cell>
          <table:table-cell office:value-type="float" office:value="6.903822" calcext:value-type="float">
            <text:p>6.903822</text:p>
          </table:table-cell>
          <table:table-cell office:value-type="float" office:value="1.991522" calcext:value-type="float">
            <text:p>1.991522</text:p>
          </table:table-cell>
          <table:table-cell office:value-type="float" office:value="1.975703" calcext:value-type="float">
            <text:p>1.975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1264" calcext:value-type="float">
            <text:p>0.01141264</text:p>
          </table:table-cell>
          <table:table-cell table:number-columns-repeated="22"/>
        </table:table-row>
        <table:table-row table:style-name="ro1">
          <table:table-cell office:value-type="float" office:value="32.9184" calcext:value-type="float">
            <text:p>32.9184</text:p>
          </table:table-cell>
          <table:table-cell office:value-type="float" office:value="17.74288" calcext:value-type="float">
            <text:p>17.74288</text:p>
          </table:table-cell>
          <table:table-cell office:value-type="float" office:value="0.4286082" calcext:value-type="float">
            <text:p>0.4286082</text:p>
          </table:table-cell>
          <table:table-cell office:value-type="float" office:value="7.291307" calcext:value-type="float">
            <text:p>7.291307</text:p>
          </table:table-cell>
          <table:table-cell office:value-type="float" office:value="1.89448" calcext:value-type="float">
            <text:p>1.89448</text:p>
          </table:table-cell>
          <table:table-cell office:value-type="float" office:value="2.154192" calcext:value-type="float">
            <text:p>2.154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3424" calcext:value-type="float">
            <text:p>0.0113424</text:p>
          </table:table-cell>
          <table:table-cell table:number-columns-repeated="22"/>
        </table:table-row>
        <table:table-row table:style-name="ro1">
          <table:table-cell office:value-type="float" office:value="25.6665" calcext:value-type="float">
            <text:p>25.6665</text:p>
          </table:table-cell>
          <table:table-cell office:value-type="float" office:value="20.64007" calcext:value-type="float">
            <text:p>20.64007</text:p>
          </table:table-cell>
          <table:table-cell office:value-type="float" office:value="0.4955444" calcext:value-type="float">
            <text:p>0.4955444</text:p>
          </table:table-cell>
          <table:table-cell office:value-type="float" office:value="6.728707" calcext:value-type="float">
            <text:p>6.728707</text:p>
          </table:table-cell>
          <table:table-cell office:value-type="float" office:value="1.880523" calcext:value-type="float">
            <text:p>1.880523</text:p>
          </table:table-cell>
          <table:table-cell office:value-type="float" office:value="1.697132" calcext:value-type="float">
            <text:p>1.697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692" calcext:value-type="float">
            <text:p>0.0111692</text:p>
          </table:table-cell>
          <table:table-cell table:number-columns-repeated="22"/>
        </table:table-row>
        <table:table-row table:style-name="ro1">
          <table:table-cell office:value-type="float" office:value="10.92258" calcext:value-type="float">
            <text:p>10.92258</text:p>
          </table:table-cell>
          <table:table-cell office:value-type="float" office:value="29.46386" calcext:value-type="float">
            <text:p>29.46386</text:p>
          </table:table-cell>
          <table:table-cell office:value-type="float" office:value="0.3998622" calcext:value-type="float">
            <text:p>0.3998622</text:p>
          </table:table-cell>
          <table:table-cell office:value-type="float" office:value="7.011802" calcext:value-type="float">
            <text:p>7.011802</text:p>
          </table:table-cell>
          <table:table-cell office:value-type="float" office:value="1.27272" calcext:value-type="float">
            <text:p>1.27272</text:p>
          </table:table-cell>
          <table:table-cell office:value-type="float" office:value="1.053958" calcext:value-type="float">
            <text:p>1.0539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5679" calcext:value-type="float">
            <text:p>0.01115679</text:p>
          </table:table-cell>
          <table:table-cell table:number-columns-repeated="22"/>
        </table:table-row>
        <table:table-row table:style-name="ro1">
          <table:table-cell office:value-type="float" office:value="120.7587" calcext:value-type="float">
            <text:p>120.7587</text:p>
          </table:table-cell>
          <table:table-cell office:value-type="float" office:value="4.157432" calcext:value-type="float">
            <text:p>4.157432</text:p>
          </table:table-cell>
          <table:table-cell office:value-type="float" office:value="0.6337027" calcext:value-type="float">
            <text:p>0.6337027</text:p>
          </table:table-cell>
          <table:table-cell office:value-type="float" office:value="5.173778" calcext:value-type="float">
            <text:p>5.173778</text:p>
          </table:table-cell>
          <table:table-cell office:value-type="float" office:value="4.603224" calcext:value-type="float">
            <text:p>4.6032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5597" calcext:value-type="float">
            <text:p>0.01115597</text:p>
          </table:table-cell>
          <table:table-cell table:number-columns-repeated="22"/>
        </table:table-row>
        <table:table-row table:style-name="ro1">
          <table:table-cell office:value-type="float" office:value="58.38203" calcext:value-type="float">
            <text:p>58.38203</text:p>
          </table:table-cell>
          <table:table-cell office:value-type="float" office:value="10.6176" calcext:value-type="float">
            <text:p>10.6176</text:p>
          </table:table-cell>
          <table:table-cell office:value-type="float" office:value="0.5425889" calcext:value-type="float">
            <text:p>0.5425889</text:p>
          </table:table-cell>
          <table:table-cell office:value-type="float" office:value="6.53633" calcext:value-type="float">
            <text:p>6.53633</text:p>
          </table:table-cell>
          <table:table-cell office:value-type="float" office:value="2.816023" calcext:value-type="float">
            <text:p>2.816023</text:p>
          </table:table-cell>
          <table:table-cell office:value-type="float" office:value="2.581767" calcext:value-type="float">
            <text:p>2.581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01952" calcext:value-type="float">
            <text:p>0.01101952</text:p>
          </table:table-cell>
          <table:table-cell table:number-columns-repeated="22"/>
        </table:table-row>
        <table:table-row table:style-name="ro1">
          <table:table-cell office:value-type="float" office:value="116.5759" calcext:value-type="float">
            <text:p>116.5759</text:p>
          </table:table-cell>
          <table:table-cell office:value-type="float" office:value="4.261988" calcext:value-type="float">
            <text:p>4.261988</text:p>
          </table:table-cell>
          <table:table-cell office:value-type="float" office:value="0.6295268" calcext:value-type="float">
            <text:p>0.6295268</text:p>
          </table:table-cell>
          <table:table-cell office:value-type="float" office:value="5.276941" calcext:value-type="float">
            <text:p>5.276941</text:p>
          </table:table-cell>
          <table:table-cell office:value-type="float" office:value="4.488214" calcext:value-type="float">
            <text:p>4.488214</text:p>
          </table:table-cell>
          <table:table-cell office:value-type="float" office:value="2.999984" calcext:value-type="float">
            <text:p>2.9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497" calcext:value-type="float">
            <text:p>0.0109497</text:p>
          </table:table-cell>
          <table:table-cell table:number-columns-repeated="22"/>
        </table:table-row>
        <table:table-row table:style-name="ro1">
          <table:table-cell office:value-type="float" office:value="14.77154" calcext:value-type="float">
            <text:p>14.77154</text:p>
          </table:table-cell>
          <table:table-cell office:value-type="float" office:value="26.53134" calcext:value-type="float">
            <text:p>26.53134</text:p>
          </table:table-cell>
          <table:table-cell office:value-type="float" office:value="0.4137077" calcext:value-type="float">
            <text:p>0.4137077</text:p>
          </table:table-cell>
          <table:table-cell office:value-type="float" office:value="7.066434" calcext:value-type="float">
            <text:p>7.066434</text:p>
          </table:table-cell>
          <table:table-cell office:value-type="float" office:value="1.403558" calcext:value-type="float">
            <text:p>1.403558</text:p>
          </table:table-cell>
          <table:table-cell office:value-type="float" office:value="1.312597" calcext:value-type="float">
            <text:p>1.312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3134" calcext:value-type="float">
            <text:p>0.01093134</text:p>
          </table:table-cell>
          <table:table-cell table:number-columns-repeated="22"/>
        </table:table-row>
        <table:table-row table:style-name="ro1">
          <table:table-cell office:value-type="float" office:value="114.9243" calcext:value-type="float">
            <text:p>114.9243</text:p>
          </table:table-cell>
          <table:table-cell office:value-type="float" office:value="4.338086" calcext:value-type="float">
            <text:p>4.338086</text:p>
          </table:table-cell>
          <table:table-cell office:value-type="float" office:value="0.6297512" calcext:value-type="float">
            <text:p>0.6297512</text:p>
          </table:table-cell>
          <table:table-cell office:value-type="float" office:value="5.301583" calcext:value-type="float">
            <text:p>5.301583</text:p>
          </table:table-cell>
          <table:table-cell office:value-type="float" office:value="4.447485" calcext:value-type="float">
            <text:p>4.447485</text:p>
          </table:table-cell>
          <table:table-cell office:value-type="float" office:value="2.991813" calcext:value-type="float">
            <text:p>2.9918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6179" calcext:value-type="float">
            <text:p>0.01076179</text:p>
          </table:table-cell>
          <table:table-cell table:number-columns-repeated="22"/>
        </table:table-row>
        <table:table-row table:style-name="ro1">
          <table:table-cell office:value-type="float" office:value="88.38448" calcext:value-type="float">
            <text:p>88.38448</text:p>
          </table:table-cell>
          <table:table-cell office:value-type="float" office:value="5.914231" calcext:value-type="float">
            <text:p>5.914231</text:p>
          </table:table-cell>
          <table:table-cell office:value-type="float" office:value="0.5649832" calcext:value-type="float">
            <text:p>0.5649832</text:p>
          </table:table-cell>
          <table:table-cell office:value-type="float" office:value="6.158405" calcext:value-type="float">
            <text:p>6.158405</text:p>
          </table:table-cell>
          <table:table-cell office:value-type="float" office:value="3.62207" calcext:value-type="float">
            <text:p>3.62207</text:p>
          </table:table-cell>
          <table:table-cell office:value-type="float" office:value="2.996119" calcext:value-type="float">
            <text:p>2.996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2352" calcext:value-type="float">
            <text:p>0.01072352</text:p>
          </table:table-cell>
          <table:table-cell table:number-columns-repeated="22"/>
        </table:table-row>
        <table:table-row table:style-name="ro1">
          <table:table-cell office:value-type="float" office:value="57.40154" calcext:value-type="float">
            <text:p>57.40154</text:p>
          </table:table-cell>
          <table:table-cell office:value-type="float" office:value="10.77787" calcext:value-type="float">
            <text:p>10.77787</text:p>
          </table:table-cell>
          <table:table-cell office:value-type="float" office:value="0.492439" calcext:value-type="float">
            <text:p>0.492439</text:p>
          </table:table-cell>
          <table:table-cell office:value-type="float" office:value="6.901156" calcext:value-type="float">
            <text:p>6.901156</text:p>
          </table:table-cell>
          <table:table-cell office:value-type="float" office:value="2.666136" calcext:value-type="float">
            <text:p>2.666136</text:p>
          </table:table-cell>
          <table:table-cell office:value-type="float" office:value="2.691116" calcext:value-type="float">
            <text:p>2.691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9554" calcext:value-type="float">
            <text:p>0.01069554</text:p>
          </table:table-cell>
          <table:table-cell table:number-columns-repeated="22"/>
        </table:table-row>
        <table:table-row table:style-name="ro1">
          <table:table-cell office:value-type="float" office:value="11.54943" calcext:value-type="float">
            <text:p>11.54943</text:p>
          </table:table-cell>
          <table:table-cell office:value-type="float" office:value="28.86303" calcext:value-type="float">
            <text:p>28.86303</text:p>
          </table:table-cell>
          <table:table-cell office:value-type="float" office:value="0.3760067" calcext:value-type="float">
            <text:p>0.3760067</text:p>
          </table:table-cell>
          <table:table-cell office:value-type="float" office:value="7.216805" calcext:value-type="float">
            <text:p>7.216805</text:p>
          </table:table-cell>
          <table:table-cell office:value-type="float" office:value="1.228752" calcext:value-type="float">
            <text:p>1.228752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9224" calcext:value-type="float">
            <text:p>0.01069224</text:p>
          </table:table-cell>
          <table:table-cell table:number-columns-repeated="22"/>
        </table:table-row>
        <table:table-row table:style-name="ro1">
          <table:table-cell office:value-type="float" office:value="1.758944" calcext:value-type="float">
            <text:p>1.758944</text:p>
          </table:table-cell>
          <table:table-cell office:value-type="float" office:value="41.46578" calcext:value-type="float">
            <text:p>41.46578</text:p>
          </table:table-cell>
          <table:table-cell office:value-type="float" office:value="0.2163521" calcext:value-type="float">
            <text:p>0.2163521</text:p>
          </table:table-cell>
          <table:table-cell office:value-type="float" office:value="7.565886" calcext:value-type="float">
            <text:p>7.565886</text:p>
          </table:table-cell>
          <table:table-cell office:value-type="float" office:value="0.5848537" calcext:value-type="float">
            <text:p>0.5848537</text:p>
          </table:table-cell>
          <table:table-cell office:value-type="float" office:value="0.3125414" calcext:value-type="float">
            <text:p>0.3125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778" calcext:value-type="float">
            <text:p>0.0106778</text:p>
          </table:table-cell>
          <table:table-cell table:number-columns-repeated="22"/>
        </table:table-row>
        <table:table-row table:style-name="ro1">
          <table:table-cell office:value-type="float" office:value="2.005172" calcext:value-type="float">
            <text:p>2.005172</text:p>
          </table:table-cell>
          <table:table-cell office:value-type="float" office:value="40.58758" calcext:value-type="float">
            <text:p>40.58758</text:p>
          </table:table-cell>
          <table:table-cell office:value-type="float" office:value="0.1501013" calcext:value-type="float">
            <text:p>0.1501013</text:p>
          </table:table-cell>
          <table:table-cell office:value-type="float" office:value="8.10274" calcext:value-type="float">
            <text:p>8.10274</text:p>
          </table:table-cell>
          <table:table-cell office:value-type="float" office:value="0.4253827" calcext:value-type="float">
            <text:p>0.4253827</text:p>
          </table:table-cell>
          <table:table-cell office:value-type="float" office:value="0.5659882" calcext:value-type="float">
            <text:p>0.5659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4984" calcext:value-type="float">
            <text:p>0.01064984</text:p>
          </table:table-cell>
          <table:table-cell table:number-columns-repeated="22"/>
        </table:table-row>
        <table:table-row table:style-name="ro1">
          <table:table-cell office:value-type="float" office:value="13.7789" calcext:value-type="float">
            <text:p>13.7789</text:p>
          </table:table-cell>
          <table:table-cell office:value-type="float" office:value="27.2173" calcext:value-type="float">
            <text:p>27.2173</text:p>
          </table:table-cell>
          <table:table-cell office:value-type="float" office:value="0.3660947" calcext:value-type="float">
            <text:p>0.3660947</text:p>
          </table:table-cell>
          <table:table-cell office:value-type="float" office:value="7.372412" calcext:value-type="float">
            <text:p>7.372412</text:p>
          </table:table-cell>
          <table:table-cell office:value-type="float" office:value="1.259709" calcext:value-type="float">
            <text:p>1.259709</text:p>
          </table:table-cell>
          <table:table-cell office:value-type="float" office:value="1.363033" calcext:value-type="float">
            <text:p>1.363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9523" calcext:value-type="float">
            <text:p>0.01059523</text:p>
          </table:table-cell>
          <table:table-cell table:number-columns-repeated="22"/>
        </table:table-row>
        <table:table-row table:style-name="ro1">
          <table:table-cell office:value-type="float" office:value="78.24119" calcext:value-type="float">
            <text:p>78.24119</text:p>
          </table:table-cell>
          <table:table-cell office:value-type="float" office:value="7.064164" calcext:value-type="float">
            <text:p>7.064164</text:p>
          </table:table-cell>
          <table:table-cell office:value-type="float" office:value="0.5176821" calcext:value-type="float">
            <text:p>0.5176821</text:p>
          </table:table-cell>
          <table:table-cell office:value-type="float" office:value="6.604261" calcext:value-type="float">
            <text:p>6.604261</text:p>
          </table:table-cell>
          <table:table-cell office:value-type="float" office:value="3.250235" calcext:value-type="float">
            <text:p>3.250235</text:p>
          </table:table-cell>
          <table:table-cell office:value-type="float" office:value="2.999378" calcext:value-type="float">
            <text:p>2.999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3942" calcext:value-type="float">
            <text:p>0.01053942</text:p>
          </table:table-cell>
          <table:table-cell table:number-columns-repeated="22"/>
        </table:table-row>
        <table:table-row table:style-name="ro1">
          <table:table-cell office:value-type="float" office:value="0.0003376397" calcext:value-type="float">
            <text:p>0.0003376397</text:p>
          </table:table-cell>
          <table:table-cell office:value-type="float" office:value="49.90214" calcext:value-type="float">
            <text:p>49.90214</text:p>
          </table:table-cell>
          <table:table-cell office:value-type="float" office:value="0.0002479279" calcext:value-type="float">
            <text:p>0.0002479279</text:p>
          </table:table-cell>
          <table:table-cell office:value-type="float" office:value="8.486367" calcext:value-type="float">
            <text:p>8.486367</text:p>
          </table:table-cell>
          <table:table-cell office:value-type="float" office:value="0.0006282607" calcext:value-type="float">
            <text:p>0.0006282607</text:p>
          </table:table-cell>
          <table:table-cell office:value-type="float" office:value="0.009165982" calcext:value-type="float">
            <text:p>0.0091659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7883" calcext:value-type="float">
            <text:p>0.01047883</text:p>
          </table:table-cell>
          <table:table-cell table:number-columns-repeated="22"/>
        </table:table-row>
        <table:table-row table:style-name="ro1">
          <table:table-cell office:value-type="float" office:value="71.53925" calcext:value-type="float">
            <text:p>71.53925</text:p>
          </table:table-cell>
          <table:table-cell office:value-type="float" office:value="8.078805" calcext:value-type="float">
            <text:p>8.078805</text:p>
          </table:table-cell>
          <table:table-cell office:value-type="float" office:value="0.4897584" calcext:value-type="float">
            <text:p>0.4897584</text:p>
          </table:table-cell>
          <table:table-cell office:value-type="float" office:value="6.85521" calcext:value-type="float">
            <text:p>6.85521</text:p>
          </table:table-cell>
          <table:table-cell office:value-type="float" office:value="3.012877" calcext:value-type="float">
            <text:p>3.012877</text:p>
          </table:table-cell>
          <table:table-cell office:value-type="float" office:value="2.967724" calcext:value-type="float">
            <text:p>2.967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2757" calcext:value-type="float">
            <text:p>0.01042757</text:p>
          </table:table-cell>
          <table:table-cell table:number-columns-repeated="22"/>
        </table:table-row>
        <table:table-row table:style-name="ro1">
          <table:table-cell office:value-type="float" office:value="13.10749" calcext:value-type="float">
            <text:p>13.10749</text:p>
          </table:table-cell>
          <table:table-cell office:value-type="float" office:value="27.68189" calcext:value-type="float">
            <text:p>27.68189</text:p>
          </table:table-cell>
          <table:table-cell office:value-type="float" office:value="0.3912413" calcext:value-type="float">
            <text:p>0.3912413</text:p>
          </table:table-cell>
          <table:table-cell office:value-type="float" office:value="7.169671" calcext:value-type="float">
            <text:p>7.169671</text:p>
          </table:table-cell>
          <table:table-cell office:value-type="float" office:value="1.30579" calcext:value-type="float">
            <text:p>1.30579</text:p>
          </table:table-cell>
          <table:table-cell office:value-type="float" office:value="1.253708" calcext:value-type="float">
            <text:p>1.253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1041" calcext:value-type="float">
            <text:p>0.01041041</text:p>
          </table:table-cell>
          <table:table-cell table:number-columns-repeated="22"/>
        </table:table-row>
        <table:table-row table:style-name="ro1">
          <table:table-cell office:value-type="float" office:value="0.1908801" calcext:value-type="float">
            <text:p>0.1908801</text:p>
          </table:table-cell>
          <table:table-cell office:value-type="float" office:value="47.09078" calcext:value-type="float">
            <text:p>47.09078</text:p>
          </table:table-cell>
          <table:table-cell office:value-type="float" office:value="0.03933587" calcext:value-type="float">
            <text:p>0.03933587</text:p>
          </table:table-cell>
          <table:table-cell office:value-type="float" office:value="8.422523" calcext:value-type="float">
            <text:p>8.422523</text:p>
          </table:table-cell>
          <table:table-cell office:value-type="float" office:value="0.1031117" calcext:value-type="float">
            <text:p>0.1031117</text:p>
          </table:table-cell>
          <table:table-cell office:value-type="float" office:value="0.1925825" calcext:value-type="float">
            <text:p>0.19258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3491" calcext:value-type="float">
            <text:p>0.01033491</text:p>
          </table:table-cell>
          <table:table-cell table:number-columns-repeated="22"/>
        </table:table-row>
        <table:table-row table:style-name="ro1">
          <table:table-cell office:value-type="float" office:value="15.40682" calcext:value-type="float">
            <text:p>15.40682</text:p>
          </table:table-cell>
          <table:table-cell office:value-type="float" office:value="26.25876" calcext:value-type="float">
            <text:p>26.25876</text:p>
          </table:table-cell>
          <table:table-cell office:value-type="float" office:value="0.3378906" calcext:value-type="float">
            <text:p>0.3378906</text:p>
          </table:table-cell>
          <table:table-cell office:value-type="float" office:value="7.61685" calcext:value-type="float">
            <text:p>7.61685</text:p>
          </table:table-cell>
          <table:table-cell office:value-type="float" office:value="1.229897" calcext:value-type="float">
            <text:p>1.229897</text:p>
          </table:table-cell>
          <table:table-cell office:value-type="float" office:value="1.529398" calcext:value-type="float">
            <text:p>1.529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206" calcext:value-type="float">
            <text:p>0.0103206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49:41.062828798</dc:date>
    <meta:editing-duration>PT36S</meta:editing-duration>
    <meta:editing-cycles>1</meta:editing-cycles>
    <meta:document-statistic meta:table-count="1" meta:cell-count="9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scatter" chart:style-name="ch1">
        <chart:legend chart:legend-position="end" svg:x="13.751cm" svg:y="4.204cm" style:legend-expansion="high" chart:style-name="ch2"/>
        <chart:plot-area chart:style-name="ch3" table:cell-range-address="best_pop.A3:best_pop.B102" svg:x="0.32cm" svg:y="0.18cm" svg:width="13.111cm" svg:height="8.646cm">
          <chartooo:coordinate-region svg:x="0.941cm" svg:y="0.379cm" svg:width="12.2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">
                <text:p>136</text:p>
                <draw:g>
                  <svg:desc>best_pop.A3:best_pop.A102</svg:desc>
                </draw:g>
              </table:table-cell>
              <table:table-cell office:value-type="float" office:value="4">
                <text:p>4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1172E-024">
                <text:p>1.141172E-0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95346">
                <text:p>5.195346</text:p>
              </table:table-cell>
              <table:table-cell office:value-type="float" office:value="35.51877">
                <text:p>35.5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01721">
                <text:p>6.601721</text:p>
              </table:table-cell>
              <table:table-cell office:value-type="float" office:value="33.53705">
                <text:p>33.53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.2868">
                <text:p>106.2868</text:p>
              </table:table-cell>
              <table:table-cell office:value-type="float" office:value="4.653456">
                <text:p>4.653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87278">
                <text:p>53.87278</text:p>
              </table:table-cell>
              <table:table-cell office:value-type="float" office:value="11.65411">
                <text:p>11.65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53615">
                <text:p>0.6153615</text:p>
              </table:table-cell>
              <table:table-cell office:value-type="float" office:value="44.76321">
                <text:p>44.76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8322">
                <text:p>68.08322</text:p>
              </table:table-cell>
              <table:table-cell office:value-type="float" office:value="8.699765">
                <text:p>8.699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7629">
                <text:p>1.047629</text:p>
              </table:table-cell>
              <table:table-cell office:value-type="float" office:value="43.267">
                <text:p>43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97255">
                <text:p>4.697255</text:p>
              </table:table-cell>
              <table:table-cell office:value-type="float" office:value="36.12836">
                <text:p>36.12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28452">
                <text:p>44.28452</text:p>
              </table:table-cell>
              <table:table-cell office:value-type="float" office:value="14.04203">
                <text:p>14.04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56693">
                <text:p>64.56693</text:p>
              </table:table-cell>
              <table:table-cell office:value-type="float" office:value="9.335298">
                <text:p>9.335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3887">
                <text:p>2.693887</text:p>
              </table:table-cell>
              <table:table-cell office:value-type="float" office:value="39.32898">
                <text:p>39.32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12066">
                <text:p>7.912066</text:p>
              </table:table-cell>
              <table:table-cell office:value-type="float" office:value="32.2601">
                <text:p>32.2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68148">
                <text:p>51.68148</text:p>
              </table:table-cell>
              <table:table-cell office:value-type="float" office:value="12.13837">
                <text:p>12.13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31481">
                <text:p>3.631481</text:p>
              </table:table-cell>
              <table:table-cell office:value-type="float" office:value="37.4352">
                <text:p>37.4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3029">
                <text:p>39.83029</text:p>
              </table:table-cell>
              <table:table-cell office:value-type="float" office:value="15.38093">
                <text:p>15.38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54592">
                <text:p>3.354592</text:p>
              </table:table-cell>
              <table:table-cell office:value-type="float" office:value="37.91191">
                <text:p>37.91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28003">
                <text:p>46.28003</text:p>
              </table:table-cell>
              <table:table-cell office:value-type="float" office:value="13.46611">
                <text:p>13.46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18676">
                <text:p>60.18676</text:p>
              </table:table-cell>
              <table:table-cell office:value-type="float" office:value="10.21423">
                <text:p>10.21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.1566">
                <text:p>134.1566</text:p>
              </table:table-cell>
              <table:table-cell office:value-type="float" office:value="4.002206">
                <text:p>4.002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.00503">
                <text:p>94.00503</text:p>
              </table:table-cell>
              <table:table-cell office:value-type="float" office:value="5.457413">
                <text:p>5.457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1972">
                <text:p>130.1972</text:p>
              </table:table-cell>
              <table:table-cell office:value-type="float" office:value="4.021679">
                <text:p>4.021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29304">
                <text:p>20.29304</text:p>
              </table:table-cell>
              <table:table-cell office:value-type="float" office:value="23.30111">
                <text:p>23.30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.9679">
                <text:p>102.9679</text:p>
              </table:table-cell>
              <table:table-cell office:value-type="float" office:value="4.830915">
                <text:p>4.8309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31829">
                <text:p>22.31829</text:p>
              </table:table-cell>
              <table:table-cell office:value-type="float" office:value="22.34234">
                <text:p>22.34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.82803">
                <text:p>80.82803</text:p>
              </table:table-cell>
              <table:table-cell office:value-type="float" office:value="6.75417">
                <text:p>6.75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61879">
                <text:p>0.01961879</text:p>
              </table:table-cell>
              <table:table-cell office:value-type="float" office:value="49.04258">
                <text:p>49.04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73939">
                <text:p>18.73939</text:p>
              </table:table-cell>
              <table:table-cell office:value-type="float" office:value="24.09813">
                <text:p>24.09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87641">
                <text:p>49.87641</text:p>
              </table:table-cell>
              <table:table-cell office:value-type="float" office:value="12.55141">
                <text:p>12.55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.2059">
                <text:p>110.2059</text:p>
              </table:table-cell>
              <table:table-cell office:value-type="float" office:value="4.558682">
                <text:p>4.558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47333">
                <text:p>21.47333</text:p>
              </table:table-cell>
              <table:table-cell office:value-type="float" office:value="23.08457">
                <text:p>23.08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6838">
                <text:p>84.6838</text:p>
              </table:table-cell>
              <table:table-cell office:value-type="float" office:value="6.297938">
                <text:p>6.297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38869">
                <text:p>23.38869</text:p>
              </table:table-cell>
              <table:table-cell office:value-type="float" office:value="21.86549">
                <text:p>21.86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192">
                <text:p>112.192</text:p>
              </table:table-cell>
              <table:table-cell office:value-type="float" office:value="4.404036">
                <text:p>4.404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19871">
                <text:p>56.19871</text:p>
              </table:table-cell>
              <table:table-cell office:value-type="float" office:value="11.05052">
                <text:p>11.05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6456">
                <text:p>41.6456</text:p>
              </table:table-cell>
              <table:table-cell office:value-type="float" office:value="14.77948">
                <text:p>14.77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.0181">
                <text:p>75.0181</text:p>
              </table:table-cell>
              <table:table-cell office:value-type="float" office:value="7.598614">
                <text:p>7.598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13524">
                <text:p>25.13524</text:p>
              </table:table-cell>
              <table:table-cell office:value-type="float" office:value="20.88918">
                <text:p>20.88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77331">
                <text:p>91.77331</text:p>
              </table:table-cell>
              <table:table-cell office:value-type="float" office:value="5.646507">
                <text:p>5.64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012437">
                <text:p>9.012437</text:p>
              </table:table-cell>
              <table:table-cell office:value-type="float" office:value="31.03716">
                <text:p>31.03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.11449">
                <text:p>34.11449</text:p>
              </table:table-cell>
              <table:table-cell office:value-type="float" office:value="17.40008">
                <text:p>17.40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0551">
                <text:p>2.30551</text:p>
              </table:table-cell>
              <table:table-cell office:value-type="float" office:value="39.84693">
                <text:p>39.84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65115">
                <text:p>1.265115</text:p>
              </table:table-cell>
              <table:table-cell office:value-type="float" office:value="42.44931">
                <text:p>42.449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.34544">
                <text:p>97.34544</text:p>
              </table:table-cell>
              <table:table-cell office:value-type="float" office:value="5.174999">
                <text:p>5.174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987773">
                <text:p>9.987773</text:p>
              </table:table-cell>
              <table:table-cell office:value-type="float" office:value="30.17489">
                <text:p>30.17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.26441">
                <text:p>38.26441</text:p>
              </table:table-cell>
              <table:table-cell office:value-type="float" office:value="15.86452">
                <text:p>15.86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.23154">
                <text:p>62.23154</text:p>
              </table:table-cell>
              <table:table-cell office:value-type="float" office:value="9.809471">
                <text:p>9.809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.24222">
                <text:p>87.24222</text:p>
              </table:table-cell>
              <table:table-cell office:value-type="float" office:value="6.034702">
                <text:p>6.034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9986">
                <text:p>34.9986</text:p>
              </table:table-cell>
              <table:table-cell office:value-type="float" office:value="16.94609">
                <text:p>16.94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.21509">
                <text:p>90.21509</text:p>
              </table:table-cell>
              <table:table-cell office:value-type="float" office:value="5.740864">
                <text:p>5.740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.41117">
                <text:p>96.41117</text:p>
              </table:table-cell>
              <table:table-cell office:value-type="float" office:value="5.240777">
                <text:p>5.240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.38084">
                <text:p>28.38084</text:p>
              </table:table-cell>
              <table:table-cell office:value-type="float" office:value="19.62832">
                <text:p>19.62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.5688">
                <text:p>69.5688</text:p>
              </table:table-cell>
              <table:table-cell office:value-type="float" office:value="8.466933">
                <text:p>8.466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74799">
                <text:p>12.74799</text:p>
              </table:table-cell>
              <table:table-cell office:value-type="float" office:value="27.98875">
                <text:p>27.98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71205">
                <text:p>30.71205</text:p>
              </table:table-cell>
              <table:table-cell office:value-type="float" office:value="18.49263">
                <text:p>18.49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6583">
                <text:p>26.6583</text:p>
              </table:table-cell>
              <table:table-cell office:value-type="float" office:value="20.24574">
                <text:p>20.245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0556">
                <text:p>17.0556</text:p>
              </table:table-cell>
              <table:table-cell office:value-type="float" office:value="25.45475">
                <text:p>25.45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54759">
                <text:p>0.2554759</text:p>
              </table:table-cell>
              <table:table-cell office:value-type="float" office:value="46.49092">
                <text:p>46.49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49816">
                <text:p>77.49816</text:p>
              </table:table-cell>
              <table:table-cell office:value-type="float" office:value="7.265256">
                <text:p>7.265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.7087">
                <text:p>124.7087</text:p>
              </table:table-cell>
              <table:table-cell office:value-type="float" office:value="4.085816">
                <text:p>4.085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.52756">
                <text:p>42.52756</text:p>
              </table:table-cell>
              <table:table-cell office:value-type="float" office:value="14.5228">
                <text:p>14.5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.53535">
                <text:p>83.53535</text:p>
              </table:table-cell>
              <table:table-cell office:value-type="float" office:value="6.412109">
                <text:p>6.412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.64936">
                <text:p>72.64936</text:p>
              </table:table-cell>
              <table:table-cell office:value-type="float" office:value="7.924776">
                <text:p>7.9247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.6113">
                <text:p>117.6113</text:p>
              </table:table-cell>
              <table:table-cell office:value-type="float" office:value="4.239558">
                <text:p>4.2395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012437">
                <text:p>9.012437</text:p>
              </table:table-cell>
              <table:table-cell office:value-type="float" office:value="31.03716">
                <text:p>31.037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61419">
                <text:p>17.61419</text:p>
              </table:table-cell>
              <table:table-cell office:value-type="float" office:value="24.78767">
                <text:p>24.787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.80861">
                <text:p>79.80861</text:p>
              </table:table-cell>
              <table:table-cell office:value-type="float" office:value="6.970988">
                <text:p>6.9709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3791">
                <text:p>0.403791</text:p>
              </table:table-cell>
              <table:table-cell office:value-type="float" office:value="45.62041">
                <text:p>45.62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22509">
                <text:p>0.1222509</text:p>
              </table:table-cell>
              <table:table-cell office:value-type="float" office:value="48.14337">
                <text:p>48.14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51">
                <text:p>1.451</text:p>
              </table:table-cell>
              <table:table-cell office:value-type="float" office:value="41.91351">
                <text:p>41.91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06924">
                <text:p>74.06924</text:p>
              </table:table-cell>
              <table:table-cell office:value-type="float" office:value="7.678593">
                <text:p>7.678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2693">
                <text:p>100.2693</text:p>
              </table:table-cell>
              <table:table-cell office:value-type="float" office:value="5.064513">
                <text:p>5.0645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.3437">
                <text:p>101.3437</text:p>
              </table:table-cell>
              <table:table-cell office:value-type="float" office:value="4.918534">
                <text:p>4.918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62955">
                <text:p>36.62955</text:p>
              </table:table-cell>
              <table:table-cell office:value-type="float" office:value="16.37165">
                <text:p>16.37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05919">
                <text:p>7.305919</text:p>
              </table:table-cell>
              <table:table-cell office:value-type="float" office:value="32.73107">
                <text:p>32.731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78189">
                <text:p>47.78189</text:p>
              </table:table-cell>
              <table:table-cell office:value-type="float" office:value="13.06824">
                <text:p>13.068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59271">
                <text:p>37.59271</text:p>
              </table:table-cell>
              <table:table-cell office:value-type="float" office:value="16.06836">
                <text:p>16.06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.69406">
                <text:p>70.69406</text:p>
              </table:table-cell>
              <table:table-cell office:value-type="float" office:value="8.222758">
                <text:p>8.222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47826">
                <text:p>31.47826</text:p>
              </table:table-cell>
              <table:table-cell office:value-type="float" office:value="18.19731">
                <text:p>18.197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.9184">
                <text:p>32.9184</text:p>
              </table:table-cell>
              <table:table-cell office:value-type="float" office:value="17.74288">
                <text:p>17.74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6665">
                <text:p>25.6665</text:p>
              </table:table-cell>
              <table:table-cell office:value-type="float" office:value="20.64007">
                <text:p>20.64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2258">
                <text:p>10.92258</text:p>
              </table:table-cell>
              <table:table-cell office:value-type="float" office:value="29.46386">
                <text:p>29.463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.7587">
                <text:p>120.7587</text:p>
              </table:table-cell>
              <table:table-cell office:value-type="float" office:value="4.157432">
                <text:p>4.1574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38203">
                <text:p>58.38203</text:p>
              </table:table-cell>
              <table:table-cell office:value-type="float" office:value="10.6176">
                <text:p>10.6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6.5759">
                <text:p>116.5759</text:p>
              </table:table-cell>
              <table:table-cell office:value-type="float" office:value="4.261988">
                <text:p>4.261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77154">
                <text:p>14.77154</text:p>
              </table:table-cell>
              <table:table-cell office:value-type="float" office:value="26.53134">
                <text:p>26.53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4.9243">
                <text:p>114.9243</text:p>
              </table:table-cell>
              <table:table-cell office:value-type="float" office:value="4.338086">
                <text:p>4.338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38448">
                <text:p>88.38448</text:p>
              </table:table-cell>
              <table:table-cell office:value-type="float" office:value="5.914231">
                <text:p>5.914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.40154">
                <text:p>57.40154</text:p>
              </table:table-cell>
              <table:table-cell office:value-type="float" office:value="10.77787">
                <text:p>10.777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54943">
                <text:p>11.54943</text:p>
              </table:table-cell>
              <table:table-cell office:value-type="float" office:value="28.86303">
                <text:p>28.863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58944">
                <text:p>1.758944</text:p>
              </table:table-cell>
              <table:table-cell office:value-type="float" office:value="41.46578">
                <text:p>41.465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05172">
                <text:p>2.005172</text:p>
              </table:table-cell>
              <table:table-cell office:value-type="float" office:value="40.58758">
                <text:p>40.58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7789">
                <text:p>13.7789</text:p>
              </table:table-cell>
              <table:table-cell office:value-type="float" office:value="27.2173">
                <text:p>27.21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24119">
                <text:p>78.24119</text:p>
              </table:table-cell>
              <table:table-cell office:value-type="float" office:value="7.064164">
                <text:p>7.064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376397">
                <text:p>0.0003376397</text:p>
              </table:table-cell>
              <table:table-cell office:value-type="float" office:value="49.90214">
                <text:p>49.902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.53925">
                <text:p>71.53925</text:p>
              </table:table-cell>
              <table:table-cell office:value-type="float" office:value="8.078805">
                <text:p>8.078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10749">
                <text:p>13.10749</text:p>
              </table:table-cell>
              <table:table-cell office:value-type="float" office:value="27.68189">
                <text:p>27.681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08801">
                <text:p>0.1908801</text:p>
              </table:table-cell>
              <table:table-cell office:value-type="float" office:value="47.09078">
                <text:p>47.09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40682">
                <text:p>15.40682</text:p>
              </table:table-cell>
              <table:table-cell office:value-type="float" office:value="26.25876">
                <text:p>26.25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